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59bb5"/>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8" style:family="paragraph" style:parent-style-name="Chapter_20_Title" style:master-page-name="First_20_Page">
      <style:paragraph-properties style:page-number="auto"/>
    </style:style>
    <style:style style:name="P9" style:family="paragraph" style:parent-style-name="Text_20_body">
      <style:text-properties officeooo:paragraph-rsid="00059bb5"/>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officeooo:rsid="00042838"/>
    </style:style>
    <style:style style:name="T2" style:family="text">
      <style:text-properties fo:language="en" fo:country="US"/>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name-asian="HelveticaNeue Condensed"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Utopia-Italic" fo:language="en" fo:country="US" fo:font-style="italic" style:font-style-asian="italic" style:font-name-complex="Utopia-Italic" style:font-style-complex="italic"/>
    </style:style>
    <style:style style:name="T11" style:family="text">
      <style:text-properties style:font-name="Utopia-Italic" fo:font-style="italic" style:font-style-asian="italic" style:font-name-complex="Utopia-Italic" style:font-style-complex="italic"/>
    </style:style>
    <style:style style:name="T12" style:family="text">
      <style:text-properties style:font-name-complex="Utopia-Italic"/>
    </style:style>
    <style:style style:name="T13" style:family="text">
      <style:text-properties fo:language="en" fo:country="US"/>
    </style:style>
    <style:style style:name="T14" style:family="text">
      <style:text-properties fo:language="en" fo:country="US" style:font-name-complex="Utopia-Italic"/>
    </style:style>
    <style:style style:name="T15" style:family="text">
      <style:text-properties fo:language="en" fo:country="US" officeooo:rsid="00042838"/>
    </style:style>
    <style:style style:name="T16" style:family="text">
      <style:text-properties fo:language="en" fo:country="US" officeooo:rsid="00059bb5"/>
    </style:style>
    <style:style style:name="T17" style:family="text">
      <style:text-properties fo:font-style="normal" fo:font-weight="bold" style:font-style-asian="normal" style:font-weight-asian="bold"/>
    </style:style>
    <style:style style:name="T18" style:family="text">
      <style:text-properties style:font-name="TheSansMonoCondensed-SemiLightI" style:font-name-complex="TheSansMonoCondensed-SemiLightI"/>
    </style:style>
    <style:style style:name="T19" style:family="text">
      <style:text-properties style:font-name-asian="TheSansMonoConNormal"/>
    </style:style>
    <style:style style:name="T20" style:family="text">
      <style:text-properties style:font-name="Utopia-Bold" fo:language="en" fo:country="US" style:font-name-complex="Utopia-Bold"/>
    </style:style>
    <style:style style:name="T21" style:family="text">
      <style:text-properties style:font-name="TheSansMonoCondensed-Bold" fo:language="en" fo:country="US" style:font-name-complex="TheSansMonoCondensed-Bold"/>
    </style:style>
    <style:style style:name="T22" style:family="text">
      <style:text-properties style:font-name="Utopia-BoldItalic" fo:font-style="italic" style:font-style-asian="italic" style:font-name-complex="Utopia-BoldItalic" style:font-style-complex="italic" style:font-weight-complex="bold"/>
    </style:style>
    <style:style style:name="T23" style:family="text">
      <style:text-properties style:font-name="Utopia-Regular" fo:font-style="normal" style:font-style-asian="normal" style:font-name-complex="Utopia-Regular"/>
    </style:style>
    <style:style style:name="T24" style:family="text">
      <style:text-properties officeooo:rsid="00041a3b"/>
    </style:style>
    <style:style style:name="T25"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9815840" text:id="ct119815840">
          <text:insertion>
            <office:change-info>
              <dc:creator>Ray Lischner</dc:creator>
              <dc:date>2013-10-27T21:51:00</dc:date>
            </office:change-info>
          </text:insertion>
        </text:changed-region>
        <text:changed-region xml:id="ct119835888" text:id="ct119835888">
          <text:deletion>
            <office:change-info>
              <dc:creator>Ray Lischner</dc:creator>
              <dc:date>2013-10-27T21:51:00</dc:date>
            </office:change-info>
            <text:p text:style-name="Body_20_Text_20_First">
       <text:span text:style-name="Code_20_Inline">
        <text:span text:style-name="T24">shared_ptr</text:span>
       </text:span>
      </text:p>
          </text:deletion>
        </text:changed-region>
        <text:changed-region xml:id="ct119831872" text:id="ct119831872">
          <text:insertion>
            <office:change-info>
              <dc:creator>Ray Lischner</dc:creator>
              <dc:date>2013-10-27T21:51:00</dc:date>
            </office:change-info>
          </text:insertion>
        </text:changed-region>
        <text:changed-region xml:id="ct119819264" text:id="ct119819264">
          <text:deletion>
            <office:change-info>
              <dc:creator>Ray Lischner</dc:creator>
              <dc:date>2013-10-27T21:51:00</dc:date>
            </office:change-info>
            <text:p text:style-name="Body_20_Text_20_First">
       <text:span text:style-name="Code_20_Inline">
        <text:span text:style-name="T24">shared_ptr</text:span>
       </text:span>
      </text:p>
          </text:deletion>
        </text:changed-region>
        <text:changed-region xml:id="ct120207472" text:id="ct120207472">
          <text:insertion>
            <office:change-info>
              <dc:creator>Ray Lischner</dc:creator>
              <dc:date>2013-10-27T22:00:00</dc:date>
            </office:change-info>
          </text:insertion>
        </text:changed-region>
        <text:changed-region xml:id="ct121463616" text:id="ct121463616">
          <text:insertion>
            <office:change-info>
              <dc:creator>Ray Lischner</dc:creator>
              <dc:date>2013-10-27T22:06:00</dc:date>
            </office:change-info>
          </text:insertion>
        </text:changed-region>
        <text:changed-region xml:id="ct121997280" text:id="ct121997280">
          <text:insertion>
            <office:change-info>
              <dc:creator>Ray Lischner</dc:creator>
              <dc:date>2013-10-27T22:18:00</dc:date>
            </office:change-info>
          </text:insertion>
        </text:changed-region>
        <text:changed-region xml:id="ct99468496" text:id="ct99468496">
          <text:insertion>
            <office:change-info>
              <dc:creator>Ray Lischner</dc:creator>
              <dc:date>2013-10-27T22:19:00</dc:date>
            </office:change-info>
          </text:insertion>
        </text:changed-region>
        <text:changed-region xml:id="ct121286752" text:id="ct121286752">
          <text:deletion>
            <office:change-info>
              <dc:creator>Ray Lischner</dc:creator>
              <dc:date>2013-10-27T22:04:00</dc:date>
            </office:change-info>
            <text:p text:style-name="P1">
       <text:span text:style-name="T1">In particular, all C names in the </text:span>
       <text:span text:style-name="Code_20_Inline">
        <text:span text:style-name="T1">std</text:span>
       </text:span>
       <text:span text:style-name="T1"> namespace are also reserved in the global namespace. For example, </text:span>
       <text:span text:style-name="Code_20_Inline">
        <text:span text:style-name="T1">std::size_t</text:span>
       </text:span>
       <text:span text:style-name="T1"> is a typedef for an integral type that is suitable for representing a size or index. (The choice of integer type depends on the implementation and need not concern us here.) Because </text:span>
       <text:span text:style-name="Code_20_Inline">
        <text:span text:style-name="T1">size_t</text:span>
       </text:span>
       <text:span text:style-name="T1"> comes from the C standard library, the name </text:span>
       <text:span text:style-name="Code_20_Inline">
        <text:span text:style-name="T1">::size_t</text:span>
       </text:span>
       <text:span text:style-name="T1"> is also reserved. Not all implementations will define </text:span>
       <text:span text:style-name="Code_20_Inline">
        <text:span text:style-name="T1">::size_t</text:span>
       </text:span>
       <text:span text:style-name="T1">, but if a library does, the definition must be identical to </text:span>
       <text:span text:style-name="Code_20_Inline">
        <text:span text:style-name="T1">std::size_t</text:span>
       </text:span>
       <text:span text:style-name="T1">.</text:span>
      </text:p>
          </text:deletion>
        </text:changed-region>
        <text:changed-region xml:id="ct121846608" text:id="ct121846608">
          <text:deletion>
            <office:change-info>
              <dc:creator>Ray Lischner</dc:creator>
              <dc:date>2013-10-27T22:18:00</dc:date>
            </office:change-info>
            <text:p text:style-name="P1"/>
            <text:p text:style-name="Text_20_body">
       <text:span text:style-name="T2"/>
      </text:p>
          </text:deletion>
        </text:changed-region>
        <text:changed-region xml:id="ct121649072" text:id="ct121649072">
          <text:deletion>
            <office:change-info>
              <dc:creator>Ray Lischner</dc:creator>
              <dc:date>2013-10-27T22:08:00</dc:date>
            </office:change-info>
            <text:p text:style-name="Text_20_body">
       <text:span text:style-name="T2">You will see a lot of code that uses </text:span>
      </text:p>
          </text:deletion>
        </text:changed-region>
        <text:changed-region xml:id="ct121321264" text:id="ct121321264">
          <text:deletion>
            <office:change-info>
              <dc:creator>Ray Lischner</dc:creator>
              <dc:date>2013-10-27T22:04:00</dc:date>
            </office:change-info>
            <text:p text:style-name="Text_20_body">
       <text:span text:style-name="Code_20_Inline">
        <text:span text:style-name="T2">::</text:span>
       </text:span>
      </text:p>
          </text:deletion>
        </text:changed-region>
        <text:changed-region xml:id="ct89264224" text:id="ct89264224">
          <text:deletion>
            <office:change-info>
              <dc:creator>Ray Lischner</dc:creator>
              <dc:date>2013-10-27T22:08:00</dc:date>
            </office:change-info>
            <text:p text:style-name="Text_20_body">
       <text:span text:style-name="Code_20_Inline">
        <text:span text:style-name="T2">size_t</text:span>
       </text:span>
       <text:span text:style-name="T2">, </text:span>
       <text:span text:style-name="T2">written without the global prefix (i.e., </text:span>
       <text:span text:style-name="Code_20_Inline">
        <text:span text:style-name="T2">size_t</text:span>
       </text:span>
       <text:span text:style-name="T2">), even though the standard does not guarantee that the name </text:span>
       <text:span text:style-name="Code_20_Inline">
        <text:span text:style-name="T2">size_t</text:span>
       </text:span>
       <text:span text:style-name="T2"> is declared outside of the </text:span>
       <text:span text:style-name="Code_20_Inline">
        <text:span text:style-name="T2">std</text:span>
       </text:span>
       <text:span text:style-name="T2"> namespace. It’s sloppy coding, but it’s a common occurrence.</text:span>
      </text:p>
            <text:p text:style-name="Text_20_body">
       <text:span text:style-name="T2"/>
      </text:p>
          </text:deletion>
        </text:changed-region>
        <text:changed-region xml:id="ct115952656" text:id="ct115952656">
          <text:deletion>
            <office:change-info>
              <dc:creator>Ray Lischner</dc:creator>
              <dc:date>2013-10-27T22:18:00</dc:date>
            </office:change-info>
            <text:p text:style-name="Text_20_body">
       <text:span text:style-name="T2">C function names are reserved, so functions such as </text:span>
       <text:span text:style-name="Code_20_Inline">
        <text:span text:style-name="T2">abs</text:span>
       </text:span>
      </text:p>
          </text:deletion>
        </text:changed-region>
        <text:changed-region xml:id="ct122090896" text:id="ct122090896">
          <text:deletion>
            <office:change-info>
              <dc:creator>Ray Lischner</dc:creator>
              <dc:date>2013-10-27T22:11:00</dc:date>
            </office:change-info>
            <text:p text:style-name="Text_20_body">
       <text:span text:style-name="T2"><text:s/>are also reserved in the global</text:span>
      </text:p>
          </text:deletion>
        </text:changed-region>
        <text:changed-region xml:id="ct121646608" text:id="ct121646608">
          <text:deletion>
            <office:change-info>
              <dc:creator>Ray Lischner</dc:creator>
              <dc:date>2013-10-27T22:18:00</dc:date>
            </office:change-info>
            <text:p text:style-name="Text_20_body">
       <text:span text:style-name="T2"><text:s/>namespace. For example, the C header </text:span>
       <text:span text:style-name="Code_20_Inline">
        <text:span text:style-name="T2">&lt;cstdlib&gt;</text:span>
       </text:span>
       <text:span text:style-name="T2"> declares </text:span>
       <text:span text:style-name="Code_20_Inline">
        <text:span text:style-name="T2">std::abs</text:span>
       </text:span>
       <text:span text:style-name="T2">, which means the standard library also reserves </text:span>
       <text:span text:style-name="Code_20_Inline">
        <text:span text:style-name="T2">::abs</text:span>
       </text:span>
       <text:span text:style-name="T2">. Thus, you are not allowed to define your own function </text:span>
       <text:span text:style-name="Code_20_Inline">
        <text:span text:style-name="T2">::abs</text:span>
       </text:span>
       <text:span text:style-name="T2">, but you can define </text:span>
       <text:span text:style-name="Code_20_Inline">
        <text:span text:style-name="T2">abs</text:span>
       </text:span>
       <text:span text:style-name="T2"> in an explicit namespace.</text:span>
      </text:p>
          </text:deletion>
        </text:changed-region>
        <text:changed-region xml:id="ct119286976" text:id="ct119286976">
          <text:deletion>
            <office:change-info>
              <dc:creator>Ray Lischner</dc:creator>
              <dc:date>2013-10-27T22:13:00</dc:date>
            </office:change-info>
            <text:p text:style-name="Text_20_body">
       <text:span text:style-name="T2"><text:s/>The standard does not guarantee that </text:span>
       <text:span text:style-name="Code_20_Inline">
        <text:span text:style-name="T2">::abs</text:span>
       </text:span>
       <text:span text:style-name="T2"> and </text:span>
       <text:span text:style-name="Code_20_Inline">
        <text:span text:style-name="T2">std::abs</text:span>
       </text:span>
       <text:span text:style-name="T2"> are the same function in the same way it does for types. Instead, it reserves the global names and prohibits you from using them.</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ames<text:span text:style-name="Comment_20_Reference"><text:span text:style-name="T7"><office:annotation><dc:creator>Fabio Claudio Ferracchiati</dc:creator><dc:date>2013-10-08T10:55:00</dc:date><text:p text:style-name="P10"><text:span text:style-name="T25">Very good chapter, links and code are ok.</text:span></text:p></office:annotation></text:span></text:span> and Namespaces</text:p>
      <text:p text:style-name="Body_20_Text_20_First">Nearly every name in the standard library begins with <text:span text:style-name="Code_20_Inline">std::</text:span>, and only names in the standard library are permitted to start with <text:span text:style-name="Code_20_Inline">std::</text:span>. For your own names, you can define other prefixes, which is a good idea and an excellent way to avoid name collisions. Libraries and large programs in particular benefit from proper partitioning and naming. However, templates and names have some complications, and this Exploration helps clarify the issues.</text:p>
      <text:h text:style-name="Heading_20_1" text:outline-level="1">Namespaces</text:h>
      <text:p text:style-name="Body_20_Text_20_First">The name <text:span text:style-name="Code_20_Inline">std</text:span> is an example of a <text:span text:style-name="Emphasis"><text:span text:style-name="T8">namespace</text:span></text:span>, which is a C++ term for a named scope. A namespace is a way to keep names organized. When you see a name that begins with <text:span text:style-name="Code_20_Inline">std::</text:span>, you know it’s in the standard library. Good third-party libraries use namespaces. The open-source Boost project (<text:span text:style-name="Code_20_Inline">http://www.boost.org/</text:span>), for example, uses the <text:span text:style-name="Code_20_Inline">boost</text:span> namespace to ensure names, such as <text:span text:style-name="Code_20_Inline">boost::</text:span><text:change-start text:change-id="ct119815840"/><text:span text:style-name="Code_20_Inline"><text:span text:style-name="T24">container::vector</text:span></text:span><text:change-end text:change-id="ct119815840"/><text:change text:change-id="ct119835888"/>, do not interfere with similar names in the standard library, such as <text:span text:style-name="Code_20_Inline">std::</text:span><text:change-start text:change-id="ct119831872"/><text:span text:style-name="Code_20_Inline"><text:span text:style-name="T24">vector</text:span></text:span><text:change-end text:change-id="ct119831872"/><text:change text:change-id="ct119819264"/>. Applications can take advantage of namespaces, too. For example, different project teams can place their own names in different namespaces, so members of one team are free to name functions and classes without the need to check with other teams. For example, the GUI team might use the namespace <text:span text:style-name="Code_20_Inline">gui</text:span> and define a <text:span text:style-name="Code_20_Inline">gui::tree</text:span> class, which manages a tree widget in a user interface. The database team might use the <text:span text:style-name="Code_20_Inline">db</text:span> namespace. Thus, <text:span text:style-name="Code_20_Inline">db::tree</text:span> might represent a tree data structure that is used to store database indexes on disk. A database debugging tool can use both <text:span text:style-name="Code_20_Inline">tree</text:span> classes because there is no clash between <text:span text:style-name="Code_20_Inline">db::tree</text:span> and <text:span text:style-name="Code_20_Inline">gui::tree</text:span>. The namespaces keep the names separate.</text:p>
      <text:p text:style-name="Text_20_body">
    <text:span text:style-name="T2">To create a namespace and declare names within it, you must define the namespace. A namespace definition begins with the </text:span>
    <text:span text:style-name="Code_20_Inline">
     <text:span text:style-name="T2">namespace</text:span>
    </text:span>
    <text:span text:style-name="T2"> keyword followed by an optional identifier that names the namespace. This in turn is followed by declarations within curly braces. Unlike a class definition, a namespace definition does not end with a semicolon after the closing curly brace. All the declarations within the curly braces are in the scope of the namespace. You must define a namespace outside of any function. Listing 52-1 defines the namespace </text:span>
    <text:span text:style-name="Code_20_Inline">
     <text:span text:style-name="T2">numeric</text:span>
    </text:span>
    <text:span text:style-name="T2"> and within it, the </text:span>
    <text:span text:style-name="Code_20_Inline">
     <text:span text:style-name="T2">rational</text:span>
    </text:span>
    <text:span text:style-name="T2"> class template.</text:span>
   </text:p>
      <text:p text:style-name="Code_20_Caption"><text:span text:style-name="T17">Listing 52-1.</text:span> Defining the <text:span text:style-name="Code_20_Inline"><text:span text:style-name="T18">rational</text:span></text:span> Class Template in the <text:span text:style-name="Code_20_Inline"><text:span text:style-name="T18">numeric</text:span></text:span> Namespace</text:p>
      <text:p text:style-name="Code">#ifndef RATIONAL_HPP_</text:p>
      <text:p text:style-name="Code">#define RATIONAL_HPP_</text:p>
      <text:p text:style-name="Code"/>
      <text:p text:style-name="Code">namespace numeric</text:p>
      <text:p text:style-name="Code"><text:soft-page-break/>{</text:p>
      <text:p text:style-name="Code"><text:span text:style-name="T19"><text:s text:c="2"/></text:span>template&lt;class T&gt;</text:p>
      <text:p text:style-name="Code"><text:span text:style-name="T19"><text:s text:c="2"/></text:span>class rational</text:p>
      <text:p text:style-name="Code"><text:span text:style-name="T19"><text:s text:c="2"/></text:span>{</text:p>
      <text:p text:style-name="Code"><text:span text:style-name="T19"><text:s text:c="4"/></text:span>... you know what goes here...</text:p>
      <text:p text:style-name="Code"><text:span text:style-name="T19"><text:s text:c="2"/></text:span>};</text:p>
      <text:p text:style-name="Code"><text:span text:style-name="T19"><text:s text:c="2"/></text:span>template&lt;class T&gt;</text:p>
      <text:p text:style-name="Code"><text:span text:style-name="T19"><text:s text:c="2"/></text:span>bool operator==(rational&lt;T&gt; const&amp; a, rational&lt;T&gt; const&amp; b);</text:p>
      <text:p text:style-name="Code"><text:span text:style-name="T19"><text:s text:c="2"/></text:span>template&lt;class T&gt;</text:p>
      <text:p text:style-name="Code"><text:span text:style-name="T19"><text:s text:c="2"/></text:span>rational&lt;T&gt; operator+(rational&lt;T&gt; const&amp; a, rational&lt;T&gt; const&amp; b);</text:p>
      <text:p text:style-name="Code"><text:span text:style-name="T19"><text:s text:c="2"/></text:span>... and so on...</text:p>
      <text:p text:style-name="Code">} // namespace numeric</text:p>
      <text:p text:style-name="Code"/>
      <text:p text:style-name="Code">#endif</text:p>
      <text:p text:style-name="Text_20_body">
    <text:span text:style-name="T2">Namespace definitions can be discontiguous. This means you can have many separate namespace blocks that all contribute to the same namespace. Therefore, multiple header files can each define the same namespace, and every definition adds names to the same, common namespace. Listing 52-2 illustrates how to define the </text:span>
    <text:span text:style-name="Code_20_Inline">
     <text:span text:style-name="T2">fixed</text:span>
    </text:span>
    <text:span text:style-name="T2"> class template within the same </text:span>
    <text:span text:style-name="Code_20_Inline">
     <text:span text:style-name="T2">numeric</text:span>
    </text:span>
    <text:span text:style-name="T2"> namespace, even in a different header (say, </text:span>
    <text:span text:style-name="Code_20_Inline">
     <text:span text:style-name="T14">fixed.hpp</text:span>
    </text:span>
    <text:span text:style-name="T2">).</text:span>
   </text:p>
      <text:p text:style-name="Code_20_Caption"><text:span text:style-name="T17">Listing 52-2.</text:span> Defining the <text:span text:style-name="Code_20_Inline"><text:span text:style-name="T18">fixed</text:span></text:span> Class Template in the <text:span text:style-name="Code_20_Inline"><text:span text:style-name="T18">numeric</text:span></text:span> Namespace</text:p>
      <text:p text:style-name="Code">#ifndef FIXED_HPP_</text:p>
      <text:p text:style-name="Code">#define FIXED_HPP_</text:p>
      <text:p text:style-name="Code"/>
      <text:p text:style-name="Code">namespace numeric</text:p>
      <text:p text:style-name="Code">{</text:p>
      <text:p text:style-name="Code"><text:span text:style-name="T19"><text:s text:c="2"/></text:span>template&lt;class T, int N&gt;</text:p>
      <text:p text:style-name="Code"><text:span text:style-name="T19"><text:s text:c="2"/></text:span>class fixed</text:p>
      <text:p text:style-name="Code"><text:span text:style-name="T19"><text:s text:c="2"/></text:span>{</text:p>
      <text:p text:style-name="Code"><text:span text:style-name="T19"><text:s text:c="4"/></text:span>... copied from Exploration 51...</text:p>
      <text:p text:style-name="Code"><text:span text:style-name="T19"><text:s text:c="2"/></text:span>};</text:p>
      <text:p text:style-name="Code"><text:span text:style-name="T19"><text:s text:c="2"/></text:span>template&lt;class T, int N&gt;</text:p>
      <text:p text:style-name="Code"><text:span text:style-name="T19"><text:s text:c="2"/></text:span>bool operator==(fixed&lt;T,N&gt; const&amp; a, fixed&lt;T,N&gt; const&amp; b);</text:p>
      <text:p text:style-name="Code"><text:span text:style-name="T19"><text:s text:c="2"/></text:span>template&lt;class T, int N&gt;</text:p>
      <text:p text:style-name="Code"><text:span text:style-name="T19"><text:s text:c="2"/></text:span>fixed&lt;T,N&gt; operator+(fixed&lt;T,N&gt; const&amp; a, fixed&lt;T,N&gt; const&amp; b);</text:p>
      <text:p text:style-name="Code"><text:span text:style-name="T19"><text:s text:c="2"/></text:span>// and so on...</text:p>
      <text:p text:style-name="Code">} // namespace numeric</text:p>
      <text:p text:style-name="Code"/>
      <text:p text:style-name="Code">#endif</text:p>
      <text:p text:style-name="P6">Note how the free functions and operators that are associated with the class templates are defined in the same namespace. I’ll explain exactly why later in the Exploration, but I wanted to point it out now because it’s very important.</text:p>
      <text:p text:style-name="P6">When you declare but don’t define an entity (such as a function) in a namespace, you have a choice for how to define that entity, as described in the following:</text:p>
      <text:list xml:id="list401000133517930816" text:style-name="WW8Num1">
        <text:list-item>
          <text:p text:style-name="P7">Use the same or another namespace definition, and define the entity within the namespace definition.</text:p>
        </text:list-item>
        <text:list-item>
          <text:p text:style-name="P7">Define the entity outside of the namespace, and prefix the entity name with the namespace name and the scope operator (<text:span text:style-name="Code_20_Inline">::</text:span>).</text:p>
        </text:list-item>
      </text:list>
      <text:p text:style-name="P6"><text:soft-page-break/>Listing 52-3 illustrates both styles of definition. (The declarations are in Listings 52-1 and 52-2.)</text:p>
      <text:p text:style-name="Code_20_Caption"><text:span text:style-name="T17">Listing 52-3.</text:span> Defining Entities in a Namespace</text:p>
      <text:p text:style-name="Code">namespace numeric</text:p>
      <text:p text:style-name="Code">{</text:p>
      <text:p text:style-name="Code"><text:span text:style-name="T19"><text:s text:c="2"/></text:span>template&lt;class T&gt;</text:p>
      <text:p text:style-name="Code"><text:span text:style-name="T19"><text:s text:c="2"/></text:span>rational&lt;T&gt; operator+(rational&lt;T&gt; const&amp; a, rational&lt;T&gt; const&amp; b)</text:p>
      <text:p text:style-name="Code"><text:span text:style-name="T19"><text:s text:c="2"/></text:span>{</text:p>
      <text:p text:style-name="Code"><text:span text:style-name="T19"><text:s text:c="4"/></text:span>rational&lt;T&gt; result{a};</text:p>
      <text:p text:style-name="Code"><text:span text:style-name="T19"><text:s text:c="4"/></text:span>result += b;</text:p>
      <text:p text:style-name="Code"><text:span text:style-name="T19"><text:s text:c="4"/></text:span>return result;</text:p>
      <text:p text:style-name="Code"><text:span text:style-name="T19"><text:s text:c="2"/></text:span>}</text:p>
      <text:p text:style-name="Code">}</text:p>
      <text:p text:style-name="Code"/>
      <text:p text:style-name="Code">template&lt;class T, int N&gt;</text:p>
      <text:p text:style-name="Code">numeric::fixed&lt;T, N&gt; numeric::operator+(fixed&lt;T, N&gt; const&amp; a, fixed&lt;T, N&gt; const&amp; b)</text:p>
      <text:p text:style-name="Code">{</text:p>
      <text:p text:style-name="Code"><text:span text:style-name="T19"><text:s text:c="2"/></text:span>fixed&lt;T, N&gt; result{a};</text:p>
      <text:p text:style-name="Code"><text:span text:style-name="T19"><text:s text:c="2"/></text:span>result += b;</text:p>
      <text:p text:style-name="Code"><text:span text:style-name="T19"><text:s text:c="2"/></text:span>return result;</text:p>
      <text:p text:style-name="Code">}</text:p>
      <text:p text:style-name="P6">The first form is straightforward. As always, the definition must follow the declaration. In a header file, you might define an inline function or function template using this syntax.</text:p>
      <text:p text:style-name="Text_20_body">
    <text:span text:style-name="T2">In the second form, the compiler sees the namespace name (</text:span>
    <text:span text:style-name="Code_20_Inline">
     <text:span text:style-name="T2">numeric</text:span>
    </text:span>
    <text:span text:style-name="T2">) followed by the scope operator and knows to look up the subsequent name (</text:span>
    <text:span text:style-name="Code_20_Inline">
     <text:span text:style-name="T2">operator*</text:span>
    </text:span>
    <text:span text:style-name="T2">) in that namespace. The compiler considers the rest of the function to be in the namespace scope, so you don’t need to specify the namespace name in the remainder of the declaration (that is, the function parameters and the function body). The function’s return type comes before the function name, which places it outside the namespace scope, so you still need to use the namespace name. To avoid ambiguity, you are not allowed to have a namespace and a class with the same name in a single namespace.</text:span>
   </text:p>
      <text:p text:style-name="P6">The alternative style of writing a function return type that I touched on in Exploration 33 lets you write the return type without repeating the namespace scope because the function name establishes the scope for you, as shown in Listing 52-4.</text:p>
      <text:p text:style-name="Code_20_Caption"><text:span text:style-name="T17">Listing 52-4.</text:span> Alternative Style of Function Declaration in a Namespace</text:p>
      <text:p text:style-name="Code">template&lt;class T, int N&gt;</text:p>
      <text:p text:style-name="Code">auto numeric::operator+(fixed&lt;T, N&gt; const&amp; a, fixed&lt;T, N&gt; const&amp; b) -&gt; fixed&lt;T, N&gt;</text:p>
      <text:p text:style-name="Code">{</text:p>
      <text:p text:style-name="Code"><text:span text:style-name="T19"><text:s text:c="2"/></text:span>fixed&lt;T, N&gt; result{a};</text:p>
      <text:p text:style-name="Code"><text:span text:style-name="T19"><text:s text:c="2"/></text:span>result += b;</text:p>
      <text:p text:style-name="Code"><text:span text:style-name="T19"><text:s text:c="2"/></text:span>return result;</text:p>
      <text:p text:style-name="Code">}</text:p>
      <text:p text:style-name="Text_20_body">
    <text:span text:style-name="T2">Traditionally, when you define a namespace in a header, the header contains a single namespace definition, which contains all the necessary declarations and definitions. When you implement functions and other entities in a separate source file, I find it most convenient to write an explicit namespace and </text:span>
    <text:soft-page-break/>
    <text:span text:style-name="T2">define the functions inside the namespace, but some programmers prefer to omit the namespace </text:span>
    <text:span text:style-name="T2">definition. Instead, they use the namespace name and scope operator when defining the entities. An entity name that begins with the namespace name and scope operator is an example of a </text:span>
    <text:span text:style-name="Emphasis">
     <text:span text:style-name="T9">qualified</text:span>
    </text:span>
    <text:span text:style-name="T2"> name—that is, a name that explicitly tells the compiler where to look to find the name’s declaration.</text:span>
   </text:p>
      <text:p text:style-name="Text_20_body">
    <text:span text:style-name="T2">The name </text:span>
    <text:span text:style-name="Code_20_Inline">
     <text:span text:style-name="T2">rational&lt;int&gt;::value_type</text:span>
    </text:span>
    <text:span text:style-name="T2"> is qualified because the compiler knows to look up </text:span>
    <text:span text:style-name="Code_20_Inline">
     <text:span text:style-name="T2">value_type</text:span>
    </text:span>
    <text:span text:style-name="T2"> in the class template </text:span>
    <text:span text:style-name="Code_20_Inline">
     <text:span text:style-name="T2">rational</text:span>
    </text:span>
    <text:span text:style-name="T2">, specialized for </text:span>
    <text:span text:style-name="Code_20_Inline">
     <text:span text:style-name="T2">int</text:span>
    </text:span>
    <text:span text:style-name="T2">. Inside a member function, </text:span>
    <text:span text:style-name="Code_20_Inline">
     <text:span text:style-name="T2">this-&gt;value_</text:span>
    </text:span>
    <text:span text:style-name="T2"> is qualified because it instructs the compiler to look up </text:span>
    <text:span text:style-name="Code_20_Inline">
     <text:span text:style-name="T2">value_</text:span>
    </text:span>
    <text:span text:style-name="T2"> as a member of the class or one of its base classes. The name </text:span>
    <text:span text:style-name="Code_20_Inline">
     <text:span text:style-name="T2">std::vector</text:span>
    </text:span>
    <text:span text:style-name="T2"> is a qualified name because the compiler looks up </text:span>
    <text:span text:style-name="Code_20_Inline">
     <text:span text:style-name="T2">vector</text:span>
    </text:span>
    <text:span text:style-name="T2"> in the namespace </text:span>
    <text:span text:style-name="Code_20_Inline">
     <text:span text:style-name="T2">std</text:span>
    </text:span>
    <text:span text:style-name="T2">. On the other hand, where does the compiler look up the name </text:span>
    <text:span text:style-name="Code_20_Inline">
     <text:span text:style-name="T2">std</text:span>
    </text:span>
    <text:span text:style-name="T2">? Before I can answer that question, I need to delve into the general subject of nested namespaces.</text:span>
   </text:p>
      <text:h text:style-name="Heading_20_1" text:outline-level="1">Nested Namespaces</text:h>
      <text:p text:style-name="Body_20_Text_20_First">Namespaces can nest, that is, you can define a namespace inside another namespace, as demonstrated in the following:</text:p>
      <text:p text:style-name="Code">namespace exploring_cpp</text:p>
      <text:p text:style-name="Code">{</text:p>
      <text:p text:style-name="Code"><text:span text:style-name="T19"><text:s text:c="2"/></text:span>namespace numeric {</text:p>
      <text:p text:style-name="Code"><text:span text:style-name="T19"><text:s text:c="4"/></text:span>template&lt;class T&gt; class rational</text:p>
      <text:p text:style-name="Code"><text:span text:style-name="T19"><text:s text:c="4"/></text:span>{</text:p>
      <text:p text:style-name="Code"><text:span text:style-name="T19"><text:s text:c="6"/></text:span>// and so on ...</text:p>
      <text:p text:style-name="Code"><text:span text:style-name="T19"><text:s text:c="4"/></text:span>};</text:p>
      <text:p text:style-name="Code"><text:span text:style-name="T19"><text:s text:c="2"/></text:span>}</text:p>
      <text:p text:style-name="Code">}</text:p>
      <text:p text:style-name="Text_20_body">
    <text:span text:style-name="T2">To use a nested namespace, the qualifier lists all the namespaces in order, starting from the outermost namespace. Separate each namespace with the scope operator (</text:span>
    <text:span text:style-name="Code_20_Inline">
     <text:span text:style-name="T2">::</text:span>
    </text:span>
    <text:span text:style-name="T2">).</text:span>
   </text:p>
      <text:p text:style-name="Code">exploring_cpp::numeric::rational&lt;int&gt; half{1, 2};</text:p>
      <text:p text:style-name="Text_20_body">
    <text:span text:style-name="T2">A top-level namespace, such as </text:span>
    <text:span text:style-name="Code_20_Inline">
     <text:span text:style-name="T2">std</text:span>
    </text:span>
    <text:span text:style-name="T2"> or </text:span>
    <text:span text:style-name="Code_20_Inline">
     <text:span text:style-name="T2">exploring_cpp</text:span>
    </text:span>
    <text:span text:style-name="T2">, is actually a nested namespace. Its outer namespace is called the </text:span>
    <text:span text:style-name="Emphasis">
     <text:span text:style-name="T9">global</text:span>
    </text:span>
    <text:span text:style-name="T10"> </text:span>
    <text:span text:style-name="Emphasis">
     <text:span text:style-name="T9">namespace</text:span>
    </text:span>
    <text:span text:style-name="T2">. All entities that you declare outside of any function are in a namespace—in an explicit namespace or in the global namespace. Thus, names outside of functions are said to be at </text:span>
    <text:span text:style-name="Emphasis">
     <text:span text:style-name="T9">namespace</text:span>
    </text:span>
    <text:span text:style-name="T10"> </text:span>
    <text:span text:style-name="Emphasis">
     <text:span text:style-name="T9">scope</text:span>
    </text:span>
    <text:span text:style-name="T2">. The phrase </text:span>
    <text:span text:style-name="Emphasis">
     <text:span text:style-name="T9">global</text:span>
    </text:span>
    <text:span text:style-name="T10"> </text:span>
    <text:span text:style-name="Emphasis">
     <text:span text:style-name="T9">scope</text:span>
    </text:span>
    <text:span text:style-name="T2"> refers to names that are declared in the implicit global namespace, which means outside of any explicit namespace. Qualify global names by prefixing the name with a scope operator.</text:span>
   </text:p>
      <text:p text:style-name="Code">::exploring_cpp::numeric::rational&lt;int&gt; half{1, 2};</text:p>
      <text:p text:style-name="P6">Most programs you read will not use an explicit global scope operator. Instead, programmers tend to rely on the normal C++ rules for looking up names, letting the compiler find global names on its own. So far, every function you’ve written has been global; every call to these functions has been unqualified; the compiler has never had a problem with the unqualified names. If you have a situation in which a local name hides a global name, you can refer to the global name explicitly. Listing 52-5 demonstrates the kind of trouble you can wreak through poor choice of names, and how to use qualified names to extricate yourself.</text:p>
      <text:p text:style-name="Code_20_Caption"><text:span text:style-name="T17">Listing 52-5.</text:span> Coping with Conflicting Names</text:p>
      <text:p text:style-name="Code"><text:span text:style-name="T19"><text:s/></text:span>1 #include &lt;cmath&gt;</text:p>
      <text:p text:style-name="Code"><text:soft-page-break/><text:span text:style-name="T19"><text:s/></text:span>2 #include &lt;numeric&gt;</text:p>
      <text:p text:style-name="Code"><text:span text:style-name="T19"><text:s/></text:span>3 #include &lt;vector&gt;</text:p>
      <text:p text:style-name="Code"><text:span text:style-name="T19"><text:s/></text:span>4</text:p>
      <text:p text:style-name="Code"><text:span text:style-name="T19"><text:s/></text:span>5 namespace stats {</text:p>
      <text:p text:style-name="Code"><text:span text:style-name="T19"><text:s/></text:span>6 <text:s text:c="2"/>// Really bad name for a functor to compute sum of squares,</text:p>
      <text:p text:style-name="Code"><text:span text:style-name="T19"><text:s/></text:span>7 <text:s text:c="2"/>// for use in determining standard deviation.</text:p>
      <text:p text:style-name="Code"><text:span text:style-name="T19"><text:s/></text:span>8 <text:s text:c="2"/>class std</text:p>
      <text:p text:style-name="Code"><text:span text:style-name="T19"><text:s/></text:span>9 <text:s text:c="2"/>{</text:p>
      <text:p text:style-name="Code">10 <text:s text:c="2"/>public:</text:p>
      <text:p text:style-name="Code">11 <text:s text:c="4"/>std(double mean) : mean_{mean} {}</text:p>
      <text:p text:style-name="Code">12 <text:s text:c="4"/>double operator()(double acc, double x)</text:p>
      <text:p text:style-name="Code">13 <text:s text:c="4"/>const</text:p>
      <text:p text:style-name="Code">14 <text:s text:c="4"/>{</text:p>
      <text:p text:style-name="Code">15 <text:s text:c="6"/>return acc + square(x - mean_);</text:p>
      <text:p text:style-name="Code">16 <text:s text:c="4"/>}</text:p>
      <text:p text:style-name="Code">17 <text:s text:c="4"/>double square(double x) const { return x * x; }</text:p>
      <text:p text:style-name="Code">18 <text:s text:c="2"/>private:</text:p>
      <text:p text:style-name="Code">19 <text:s text:c="4"/>double mean_;</text:p>
      <text:p text:style-name="Code">20 <text:s text:c="2"/>};</text:p>
      <text:p text:style-name="Code">21</text:p>
      <text:p text:style-name="Code">22 <text:s text:c="2"/>// Really bad name for a function in the stats namespace.</text:p>
      <text:p text:style-name="Code">23 <text:s text:c="2"/>// It computes standard deviation.</text:p>
      <text:p text:style-name="Code">24 <text:s text:c="2"/>double stats(::std::vector&lt;double&gt; const&amp; data)</text:p>
      <text:p text:style-name="Code">25 <text:s text:c="2"/>{</text:p>
      <text:p text:style-name="Code">26 <text:s text:c="4"/>double std{0.0}; // Really, really bad name for a local variable</text:p>
      <text:p text:style-name="Code">27 <text:s text:c="4"/>if (not data.empty())</text:p>
      <text:p text:style-name="Code">28 <text:s text:c="4"/>{</text:p>
      <text:p text:style-name="Code">29 <text:s text:c="6"/>double sum{::std::accumulate(data.begin(), data.end(), 0.0)};</text:p>
      <text:p text:style-name="Code">30 <text:s text:c="6"/>double mean{sum / data.size()};</text:p>
      <text:p text:style-name="Code">31 <text:s text:c="6"/>double sumsq{::std::accumulate(data.begin(), data.end(), 0.0,</text:p>
      <text:p text:style-name="Code">32 <text:s text:c="19"/>stats::std(mean))};</text:p>
      <text:p text:style-name="Code">33 <text:s text:c="6"/>double variance{sumsq / data.size() - mean * mean};</text:p>
      <text:p text:style-name="Code">34 <text:s text:c="6"/>std = ::std::sqrt(variance);</text:p>
      <text:p text:style-name="Code">35 <text:s text:c="4"/>}</text:p>
      <text:p text:style-name="Code">36 <text:s text:c="4"/>return std;</text:p>
      <text:p text:style-name="Code">37 <text:s text:c="2"/>}</text:p>
      <text:p text:style-name="Code">38 }</text:p>
      <text:p text:style-name="Text_20_body">
    <text:span text:style-name="T2">The local variable </text:span>
    <text:span text:style-name="Code_20_Inline">
     <text:span text:style-name="T2">std</text:span>
    </text:span>
    <text:span text:style-name="T2"> does not conflict with the namespace of the same name because the compiler knows that only class and namespace names can appear on the left-hand side of a scope operator. On the other hand, the class </text:span>
    <text:span text:style-name="Code_20_Inline">
     <text:span text:style-name="T2">std</text:span>
    </text:span>
    <text:span text:style-name="T2"> does conflict, so the use of a bare </text:span>
    <text:span text:style-name="Code_20_Inline">
     <text:span text:style-name="T2">std::</text:span>
    </text:span>
    <text:span text:style-name="T2"> qualifier is ambiguous. You must use </text:span>
    <text:span text:style-name="Code_20_Inline">
     <text:span text:style-name="T2">::std</text:span>
    </text:span>
    <text:span text:style-name="T2"> (for the standard library namespace) or </text:span>
    <text:span text:style-name="Code_20_Inline">
     <text:span text:style-name="T2">stats::std</text:span>
    </text:span>
    <text:span text:style-name="T2"> (for the class). References to the local variable must use a plain </text:span>
    <text:span text:style-name="Code_20_Inline">
     <text:span text:style-name="T2">std</text:span>
    </text:span>
    <text:span text:style-name="T2">. </text:span>
   </text:p>
      <text:p text:style-name="Text_20_body">
    <text:span text:style-name="T2">The name </text:span>
    <text:span text:style-name="Code_20_Inline">
     <text:span text:style-name="T2">stats</text:span>
    </text:span>
    <text:span text:style-name="T2"> on line 24 names a function, so it does not conflict with the namespace </text:span>
    <text:span text:style-name="Code_20_Inline">
     <text:span text:style-name="T2">stats</text:span>
    </text:span>
    <text:span text:style-name="T2">. Therefore, the use of </text:span>
    <text:span text:style-name="Code_20_Inline">
     <text:span text:style-name="T2">stats::std</text:span>
    </text:span>
    <text:span text:style-name="T2"> on line 32 is not ambiguous.</text:span>
   </text:p>
      <text:p text:style-name="Text_20_body">
    <text:span text:style-name="T2">The </text:span>
    <text:span text:style-name="Code_20_Inline">
     <text:span text:style-name="T2">accumulate</text:span>
    </text:span>
    <text:span text:style-name="T2"> algorithm in Listing 52-4 does exactly what its name suggests. It adds all the elements in a range to a starting value either by invoking the </text:span>
    <text:span text:style-name="Code_20_Inline">
     <text:span text:style-name="T2">+</text:span>
    </text:span>
    <text:span text:style-name="T2"> operator or by calling a binary functor that takes the sum and a value from the range as arguments.</text:span>
   </text:p>
      <text:p text:style-name="Text_20_body">
    <text:span text:style-name="Strong_20_Emphasis">
     <text:span text:style-name="T20">Remove the global scope operators from </text:span>
    </text:span>
    <text:span text:style-name="Strong_20_Emphasis">
     <text:span text:style-name="T21">::std::accumulate</text:span>
    </text:span>
    <text:span text:style-name="Strong_20_Emphasis">
     <text:span text:style-name="T20"> (lines 29 and 31) to give </text:span>
    </text:span>
    <text:span text:style-name="Strong_20_Emphasis">
     <text:span text:style-name="T21">std::accumulate</text:span>
    </text:span>
    <text:span text:style-name="Strong_20_Emphasis">
     <text:span text:style-name="T20">.</text:span>
    </text:span>
    <text:span text:style-name="T2"> Recompile the program. </text:span>
    <text:span text:style-name="Strong_20_Emphasis">
     <text:span text:style-name="T20">What messages does your compiler give you?</text:span>
    </text:span>
   </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2">Restore the file to its original form. </text:span>
    <text:span text:style-name="Strong_20_Emphasis">
     <text:span text:style-name="T20">Remove the first </text:span>
    </text:span>
    <text:span text:style-name="Strong_20_Emphasis">
     <text:span text:style-name="T21">::</text:span>
    </text:span>
    <text:span text:style-name="Strong_20_Emphasis">
     <text:span text:style-name="T20"> qualifier from </text:span>
    </text:span>
    <text:span text:style-name="Strong_20_Emphasis">
     <text:span text:style-name="T21">::std::vector</text:span>
    </text:span>
    <text:span text:style-name="Strong_20_Emphasis">
     <text:span text:style-name="T20"> (line 24). What message does the compiler give you?</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2">Restore the file to its original form. </text:span>
    <text:span text:style-name="Strong_20_Emphasis">
     <text:span text:style-name="T20">Remove the </text:span>
    </text:span>
    <text:span text:style-name="Strong_20_Emphasis">
     <text:span text:style-name="T21">stats::</text:span>
    </text:span>
    <text:span text:style-name="Strong_20_Emphasis">
     <text:span text:style-name="T20"> qualifier from </text:span>
    </text:span>
    <text:span text:style-name="Strong_20_Emphasis">
     <text:span text:style-name="T21">stats::std</text:span>
    </text:span>
    <text:span text:style-name="Strong_20_Emphasis">
     <text:span text:style-name="T20"> (line 32). What message does the compiler give you?</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2">Sane and rational people do not deliberately name a class </text:span>
    <text:span text:style-name="Code_20_Inline">
     <text:span text:style-name="T2">std</text:span>
    </text:span>
    <text:span text:style-name="T2"> in a C++ program, but we all make mistakes. (Maybe you have a class that represents a building element in an architectural CAD system, and you accidentally omitted the letter </text:span>
    <text:span text:style-name="Code_20_Inline">
     <text:span text:style-name="T2">u</text:span>
    </text:span>
    <text:span text:style-name="T2"> from </text:span>
    <text:span text:style-name="Code_20_Inline">
     <text:span text:style-name="T2">stud</text:span>
    </text:span>
    <text:span text:style-name="T2">.) By seeing the kinds of messages that the compiler issues when it runs into name conflicts, you can better recognize these errors when you accidentally create a name that conflicts with a name invented by a third-party library or another team working on your project.</text:span>
   </text:p>
      <text:p text:style-name="P6">Most application programmers don’t need to use the global scope prefix because you can be careful about choosing names that don’t conflict. Library authors, on the other hand, never know where their code will be used, or what names that code will use. Therefore, cautious library authors often use the global scope prefix.</text:p>
      <text:h text:style-name="Heading_20_1" text:outline-level="1">Global Namespace</text:h>
      <text:p text:style-name="Body_20_Text_20_First">Names that you declare outside of all namespaces are <text:span text:style-name="Emphasis"><text:span text:style-name="T8">global</text:span></text:span>. In the past, I used global to mean outside of any function, but that was before you knew about namespaces. C++ programmers refer to names declared at <text:span text:style-name="Emphasis"><text:span text:style-name="T8">namespace</text:span></text:span><text:span text:style-name="T11"> </text:span><text:span text:style-name="Emphasis"><text:span text:style-name="T8">scope</text:span></text:span>, which is our way of saying, “outside of any function.” Such a name can be declared in a namespace or outside of any explicit namespace.</text:p>
      <text:p text:style-name="Text_20_body">
    <text:soft-page-break/>
    <text:span text:style-name="T2">A program’s </text:span>
    <text:span text:style-name="Code_20_Inline">
     <text:span text:style-name="T2">main</text:span>
    </text:span>
    <text:span text:style-name="T2"> function must be global, that is, at namespace scope, but not in any namespace. If you define another function named </text:span>
    <text:span text:style-name="Code_20_Inline">
     <text:span text:style-name="T2">main</text:span>
    </text:span>
    <text:span text:style-name="T2"> in a namespace, it does not interfere with the global </text:span>
    <text:span text:style-name="Code_20_Inline">
     <text:span text:style-name="T2">main</text:span>
    </text:span>
    <text:span text:style-name="T2">, but it will confuse anyone who reads your program.</text:span>
   </text:p>
      <text:h text:style-name="Heading_20_1" text:outline-level="1">The std Namespace</text:h>
      <text:p text:style-name="Body_20_Text_20_First">As you know, the standard library uses the <text:span text:style-name="Code_20_Inline">std</text:span> namespace. You are not allowed to define any names in the <text:span text:style-name="Code_20_Inline">std</text:span> namespace, but you can specialize templates that are defined in <text:span text:style-name="Code_20_Inline">std</text:span>, provided at least one template argument is a user-defined type.</text:p>
      <text:p text:style-name="Text_20_body">
    <text:span text:style-name="T2">The C++ standard library inherits some functions, types, and objects from the C standard library. You can recognize the C-derived headers because their names begin with an extra letter </text:span>
    <text:span text:style-name="Code_20_Inline">
     <text:span text:style-name="T2">c</text:span>
    </text:span>
    <text:span text:style-name="T2">; e.g., </text:span>
    <text:span text:style-name="Code_20_Inline">
     <text:span text:style-name="T2">&lt;cmath&gt;</text:span>
    </text:span>
    <text:span text:style-name="T2"> is the C++ equivalent of the C header </text:span>
    <text:span text:style-name="Code_20_Inline">
     <text:span text:style-name="T2">&lt;math.h&gt;</text:span>
    </text:span>
    <text:span text:style-name="T2">. Some C names, such as </text:span>
    <text:span text:style-name="Code_20_Inline">
     <text:span text:style-name="T2">EOF</text:span>
    </text:span>
    <text:span text:style-name="T2">, do not follow namespace rules. These names are usually written in all capital letters to warn you that they are special. You don’t need to concern yourself with the details; just be aware that you cannot use the scope operator with these names, and the names are always global. When you look up a name in a language reference, these special names are called </text:span>
    <text:span text:style-name="Emphasis">
     <text:span text:style-name="T9">macros</text:span>
    </text:span>
    <text:span text:style-name="T2">. (You’ve already seen one example: </text:span>
    <text:span text:style-name="Code_20_Inline">
     <text:span text:style-name="T2">assert</text:span>
    </text:span>
    <text:span text:style-name="T2">, declared in the </text:span>
    <text:span text:style-name="Code_20_Inline">
     <text:span text:style-name="T2">&lt;cassert&gt;</text:span>
    </text:span>
    <text:span text:style-name="T2"> header, even though it is not all capital letters.)</text:span>
   </text:p>
      <text:p text:style-name="P1">
    <text:span text:style-name="T2">The C++ standard grants some flexibility in how a library implementation inherits the C standard library. </text:span>
    <text:change-start text:change-id="ct120207472"/>
    <text:span text:style-name="T1">The specific rule is that </text:span>
    <text:span text:style-name="T16">C headers of the form</text:span>
    <text:span text:style-name="T1"> </text:span>
    <text:span text:style-name="Code_20_Inline">
     <text:span text:style-name="T1">&lt;header.h&gt;</text:span>
    </text:span>
    <text:span text:style-name="T1"> (for some C </text:span>
    <text:span text:style-name="Code_20_Inline">
     <text:span text:style-name="T1">header</text:span>
    </text:span>
    <text:span text:style-name="T1">, such as </text:span>
    <text:span text:style-name="Code_20_Inline">
     <text:span text:style-name="T1">math</text:span>
    </text:span>
    <text:span text:style-name="T1">), </text:span>
    <text:span text:style-name="T16">declares its names</text:span>
    <text:span text:style-name="T1"> in the global namespace, and the implementation decides whether the names are also in the </text:span>
    <text:span text:style-name="Code_20_Inline">
     <text:span text:style-name="T1">std</text:span>
    </text:span>
    <text:span text:style-name="T1"> namespace. </text:span>
    <text:span text:style-name="T16">The C header with the form</text:span>
    <text:span text:style-name="T1"> </text:span>
    <text:span text:style-name="Code_20_Inline">
     <text:span text:style-name="T1">&lt;cheader&gt;</text:span>
    </text:span>
    <text:span text:style-name="T1"> </text:span>
    <text:span text:style-name="T16">declares its names</text:span>
    <text:span text:style-name="T1"> in the </text:span>
    <text:span text:style-name="Code_20_Inline">
     <text:span text:style-name="T1">std</text:span>
    </text:span>
    <text:span text:style-name="T1"> namespace, and the implementation may also declare them in the global namespace.</text:span>
    <text:change-end text:change-id="ct120207472"/>
    <text:change-start text:change-id="ct121463616"/>
    <text:span text:style-name="T1"> </text:span>
    <text:span text:style-name="T16">Regardless of the style you choose, all C standard functions are reserved to the implementation, which means you are not free to use any C standard function name in the global namespace. If you want to use the same name, you must declare it in a different namespace</text:span>
    <text:change-end text:change-id="ct121463616"/>
    <text:change-start text:change-id="ct121997280"/>
    <text:span text:style-name="T16">. Some people like </text:span>
    <text:span text:style-name="Code_20_Inline">
     <text:span text:style-name="T16">&lt;cstddef&gt;</text:span>
    </text:span>
    <text:span text:style-name="T16"> and </text:span>
    <text:span text:style-name="Code_20_Inline">
     <text:span text:style-name="T16">std::size_t</text:span>
    </text:span>
    <text:span text:style-name="T16">, and others prefer </text:span>
    <text:span text:style-name="Code_20_Inline">
     <text:span text:style-name="T16">&lt;stddef.h&gt;</text:span>
    </text:span>
    <text:span text:style-name="T16"> and </text:span>
    <text:span text:style-name="Code_20_Inline">
     <text:span text:style-name="T16">size_t</text:span>
    </text:span>
    <text:span text:style-name="T16">. Pick </text:span>
    <text:change-end text:change-id="ct121997280"/>
    <text:change-start text:change-id="ct99468496"/>
    <text:span text:style-name="T16">a style and stick with it.</text:span>
    <text:change-end text:change-id="ct99468496"/>
    <text:change text:change-id="ct121286752"/>
    <text:change text:change-id="ct121846608"/>
    <text:change text:change-id="ct121649072"/>
    <text:change text:change-id="ct121321264"/>
    <text:change text:change-id="ct89264224"/>
    <text:change text:change-id="ct115952656"/>
    <text:change text:change-id="ct122090896"/>
    <text:change text:change-id="ct121646608"/>
    <text:change text:change-id="ct119286976"/>
   </text:p>
      <text:p text:style-name="Text_20_body">
    <text:span text:style-name="T2">My recommendation is not to get caught up in which names originate in the C standard library and which are unique to C++. Instead, consider any name in the standard library off-limits. The only exception is when you want to use the same name for the same purpose, but in your own namespace. For example, you may want to overload the </text:span>
    <text:span text:style-name="Code_20_Inline">
     <text:span text:style-name="T2">abs</text:span>
    </text:span>
    <text:span text:style-name="T2"> function to work with </text:span>
    <text:span text:style-name="Code_20_Inline">
     <text:span text:style-name="T2">rational</text:span>
    </text:span>
    <text:span text:style-name="T2"> or </text:span>
    <text:span text:style-name="Code_20_Inline">
     <text:span text:style-name="T2">fixed</text:span>
    </text:span>
    <text:span text:style-name="T2"> objects. Do so in their respective namespaces, alongside all the overloaded operators and other free functions.</text:span>
   </text:p>
      <text:p text:style-name="Note_2f_Tip_2f_Caution"><text:soft-page-break/><text:span text:style-name="Dingbat_20_Symbol"><text:span text:style-name="T6"></text:span></text:span>Caution Many C++ references omit the C portions of the standard library. As you can see, however, the C portions are most problematic when it comes to name clashes. Thus, make sure your C++ 11 reference is complete or supplement your incomplete C++ reference with a complete C 99 library reference.</text:p>
      <text:h text:style-name="Heading_20_1" text:outline-level="1">Using Namespaces</text:h>
      <text:p text:style-name="Body_20_Text_20_First">In order to use any name, the C++ compiler must be able to find it, which means identifying the scope in which it is declared. The most direct way to use a name from a namespace, such as <text:span text:style-name="Code_20_Inline">rational</text:span> or <text:span text:style-name="Code_20_Inline">fixed</text:span>, is to use a qualified name—that is, the namespace name as a prefix; e.g., <text:span text:style-name="Code_20_Inline">numeric</text:span>, followed by the scope operator(<text:span text:style-name="Code_20_Inline">::</text:span>).</text:p>
      <text:p text:style-name="Code">numeric::rational&lt;long&gt; pi_r{80143857L, 25510582L};</text:p>
      <text:p text:style-name="Code">numeric::fixed&lt;long, 6&gt; pi_f{3, 141593};</text:p>
      <text:p text:style-name="Text_20_body">
    <text:span text:style-name="T2">When the compiler sees the namespace name and the double colons (</text:span>
    <text:span text:style-name="Code_20_Inline">
     <text:span text:style-name="T2">::</text:span>
    </text:span>
    <text:span text:style-name="T2">), it knows to look up the subsequent name in that namespace. There is no chance of a collision with the same entity name in a different namespace.</text:span>
   </text:p>
      <text:p text:style-name="P6">Sometimes, however, you end up using the namespace a lot, and brevity becomes a virtue. The next two sections describe a couple of options.</text:p>
      <text:h text:style-name="Heading_20_2" text:outline-level="2">The <text:span text:style-name="T22">using</text:span> Directive</text:h>
      <text:p text:style-name="Body_20_Text_20_First">You’ve seen a <text:span text:style-name="Code_20_Inline"><text:span text:style-name="T12">using</text:span></text:span><text:span text:style-name="T11"> </text:span>directive before, but in case you need a refresher, take a look at the following:</text:p>
      <text:p text:style-name="Code">using namespace std;</text:p>
      <text:p text:style-name="Text_20_body">
    <text:span text:style-name="T2">The syntax is as follows: the </text:span>
    <text:span text:style-name="Code_20_Inline">
     <text:span text:style-name="T2">using</text:span>
    </text:span>
    <text:span text:style-name="T2"> keyword, the </text:span>
    <text:span text:style-name="Code_20_Inline">
     <text:span text:style-name="T2">namespace</text:span>
    </text:span>
    <text:span text:style-name="T2"> keyword, and a namespace name. A </text:span>
    <text:span text:style-name="Code_20_Inline">
     <text:span text:style-name="T14">using</text:span>
    </text:span>
    <text:span text:style-name="T2"> directive instructs the compiler to treat all the names in the namespace as though they were global. (The precise rule is slightly more complicated. However, unless you have a nested hierarchy of namespaces, the simplification is accurate.) You can list multiple </text:span>
    <text:span text:style-name="Code_20_Inline">
     <text:span text:style-name="T14">using</text:span>
    </text:span>
    <text:span text:style-name="T2"> directives, but you run the risk of introducing name collisions among the namespaces. A </text:span>
    <text:span text:style-name="Code_20_Inline">
     <text:span text:style-name="T14">using</text:span>
    </text:span>
    <text:span text:style-name="T2"> directive affects only the scope in which you place it. Because it can have a big impact on name lookup, restrict </text:span>
    <text:span text:style-name="T9">using</text:span>
    <text:span text:style-name="T2"> directives to the narrowest scope you can; typically this would be an inner block.</text:span>
   </text:p>
      <text:p text:style-name="Text_20_body">
    <text:span text:style-name="T2">Although a </text:span>
    <text:span text:style-name="Code_20_Inline">
     <text:span text:style-name="T14">using</text:span>
    </text:span>
    <text:span text:style-name="T2"> directive has its advantages—and I use them in this book—you must be careful. They hinder the key advantage of namespaces: avoidance of name collisions. Names in different namespaces don’t ordinarily collide, but if you try to mix namespaces that declare a common name, the compiler will complain.</text:span>
   </text:p>
      <text:p text:style-name="Text_20_body">
    <text:span text:style-name="T2">If you are careless with </text:span>
    <text:span text:style-name="Code_20_Inline">
     <text:span text:style-name="T14">using</text:span>
    </text:span>
    <text:span text:style-name="T2"> directives, you can accidentally use a name from the wrong namespace. If you’re lucky, the compiler will tell you about your mistake because your code uses the wrong name in a way that violates language rules. If you aren’t lucky, the wrong name will coincidentally have the same syntax, and you won’t notice your mistake until much, much later.</text:span>
   </text:p>
      <text:p text:style-name="Text_20_body">
    <text:soft-page-break/>
    <text:span text:style-name="T2">Never place a </text:span>
    <text:span text:style-name="Code_20_Inline">
     <text:span text:style-name="T14">using</text:span>
    </text:span>
    <text:span text:style-name="T2"> directive in a header. That ruins namespaces for everyone who includes your header. Keep </text:span>
    <text:span text:style-name="T9">using</text:span>
    <text:span text:style-name="T2"> directives as local as possible, in the smallest scope possible.</text:span>
   </text:p>
      <text:p text:style-name="Text_20_body">
    <text:span text:style-name="T2">In general, I try to avoid </text:span>
    <text:span text:style-name="Code_20_Inline">
     <text:span text:style-name="T14">using</text:span>
    </text:span>
    <text:span text:style-name="T2"> directives. You should get used to reading fully qualified names. On the other hand, sometimes, long names interfere with easy comprehension of complicated code. Rarely do I use more than one </text:span>
    <text:span text:style-name="Code_20_Inline">
     <text:span text:style-name="T14">using</text:span>
    </text:span>
    <text:span text:style-name="T2"> directive in the same scope. So far, the only times I’ve ever done so is when all </text:span>
    <text:span text:style-name="T2">the namespaces are defined by the same library, so I know they work together, and I won’t run into naming problems. Listing 52-6 illustrates how </text:span>
    <text:span text:style-name="Code_20_Inline">
     <text:span text:style-name="T14">using</text:span>
    </text:span>
    <text:span text:style-name="T2"> directives work.</text:span>
   </text:p>
      <text:p text:style-name="Code_20_Caption"><text:span text:style-name="T17">Listing 52-6.</text:span> Examples of <text:span text:style-name="T23">using</text:span> Directives</text:p>
      <text:p text:style-name="Code"><text:span text:style-name="T19"><text:s/></text:span>1 #include &lt;iostream&gt;</text:p>
      <text:p text:style-name="Code"><text:span text:style-name="T19"><text:s/></text:span>2</text:p>
      <text:p text:style-name="Code"><text:span text:style-name="T19"><text:s/></text:span>3 void print(int i)</text:p>
      <text:p text:style-name="Code"><text:span text:style-name="T19"><text:s/></text:span>4 {</text:p>
      <text:p text:style-name="Code"><text:span text:style-name="T19"><text:s/></text:span>5 <text:s text:c="2"/>std::cout &lt;&lt; "int: " &lt;&lt; i &lt;&lt; '\n';</text:p>
      <text:p text:style-name="Code"><text:span text:style-name="T19"><text:s/></text:span>6 }</text:p>
      <text:p text:style-name="Code"><text:span text:style-name="T19"><text:s/></text:span>7</text:p>
      <text:p text:style-name="Code"><text:span text:style-name="T19"><text:s/></text:span>8 namespace labeled</text:p>
      <text:p text:style-name="Code"><text:span text:style-name="T19"><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 text:c="2"/>}</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namespace simple;</text:p>
      <text:p text:style-name="Code">31 <text:s text:c="2"/>print(42); <text:s text:c="15"/>// ???</text:p>
      <text:p text:style-name="Code">32 <text:s text:c="2"/>print(3.14159); <text:s text:c="10"/>// finds simple::print(double)</text:p>
      <text:p text:style-name="Code">33 }</text:p>
      <text:p text:style-name="Code">34 </text:p>
      <text:p text:style-name="Code">35 void test_labeled()</text:p>
      <text:p text:style-name="Code">36 {</text:p>
      <text:p text:style-name="Code">37 <text:s text:c="2"/>using namespace labeled;</text:p>
      <text:p text:style-name="Code">38 <text:s text:c="2"/>print(42); <text:s text:c="15"/>// find ::print(int)</text:p>
      <text:p text:style-name="Code">39 <text:s text:c="2"/>print(3.14159); <text:s text:c="10"/>// finds labeled::print(double)</text:p>
      <text:p text:style-name="Code">40 }</text:p>
      <text:p text:style-name="Code">41 </text:p>
      <text:p text:style-name="Code">42 int main()</text:p>
      <text:p text:style-name="Code">43 {</text:p>
      <text:p text:style-name="Code">44 <text:s text:c="2"/>test_simple();</text:p>
      <text:p text:style-name="Code">45 <text:s text:c="2"/>test_labeled();</text:p>
      <text:p text:style-name="Code"><text:soft-page-break/>46 }</text:p>
      <text:p text:style-name="P6">What will happen if you try to compile Listing 52-5?</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2">The error is on line 31. The </text:span>
    <text:span text:style-name="Code_20_Inline">
     <text:span text:style-name="T14">using</text:span>
    </text:span>
    <text:span text:style-name="T2"> directive effectively merges the </text:span>
    <text:span text:style-name="Code_20_Inline">
     <text:span text:style-name="T2">simple</text:span>
    </text:span>
    <text:span text:style-name="T2"> namespace with the global namespace. Thus, you now have two functions named </text:span>
    <text:span text:style-name="Code_20_Inline">
     <text:span text:style-name="T2">print</text:span>
    </text:span>
    <text:span text:style-name="T2"> that take a single </text:span>
    <text:span text:style-name="Code_20_Inline">
     <text:span text:style-name="T2">int</text:span>
    </text:span>
    <text:span text:style-name="T2"> argument, and the compiler doesn’t know which one you want. Fix the problem by qualifying the call to </text:span>
    <text:span text:style-name="Code_20_Inline">
     <text:span text:style-name="T2">print(42)</text:span>
    </text:span>
    <text:span text:style-name="T2"> (on line 32) so it calls the function in the </text:span>
    <text:span text:style-name="Code_20_Inline">
     <text:span text:style-name="T2">simple</text:span>
    </text:span>
    <text:span text:style-name="T2"> namespace. </text:span>
    <text:span text:style-name="Strong_20_Emphasis">
     <text:span text:style-name="T20">What do you expect as the program outpu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Try it. Make sure you get what you expect. Line 31 should now look like the following:</text:p>
      <text:p text:style-name="Code">simple::print(42);</text:p>
      <text:h text:style-name="Heading_20_2" text:outline-level="2">The <text:span text:style-name="T22">using</text:span> Declaration</text:h>
      <text:p text:style-name="Body_20_Text_20_First">More specific, and therefore less dangerous, than a <text:span text:style-name="Code_20_Inline"><text:span text:style-name="T12">using</text:span></text:span> directive is a <text:span text:style-name="Code_20_Inline"><text:span text:style-name="T12">using</text:span></text:span><text:span text:style-name="T11"> </text:span>declaration. A <text:span text:style-name="Code_20_Inline"><text:span text:style-name="T12">using</text:span></text:span> declaration imports a single name from another namespace into a local scope, as demonstrated in the following:</text:p>
      <text:p text:style-name="Code">using numeric::rational;</text:p>
      <text:p text:style-name="Text_20_body">
    <text:span text:style-name="T2">A </text:span>
    <text:span text:style-name="Code_20_Inline">
     <text:span text:style-name="T14">using</text:span>
    </text:span>
    <text:span text:style-name="T2"> declaration adds the name to the local scope as though you had declared it explicitly. Thus, within the scope where you place the </text:span>
    <text:span text:style-name="Code_20_Inline">
     <text:span text:style-name="T14">using</text:span>
    </text:span>
    <text:span text:style-name="T2"> declaration, you can use the declared name without qualification (e.g., </text:span>
    <text:span text:style-name="Code_20_Inline">
     <text:span text:style-name="T2">rational</text:span>
    </text:span>
    <text:span text:style-name="T2">). Listing 52-7 shows how </text:span>
    <text:span text:style-name="Code_20_Inline">
     <text:span text:style-name="T14">using</text:span>
    </text:span>
    <text:span text:style-name="T2"> declarations help avoid the problems you encountered with </text:span>
    <text:span text:style-name="T10">using</text:span>
    <text:span text:style-name="T2"> directives in Listing 52-6.</text:span>
   </text:p>
      <text:p text:style-name="Code_20_Caption"><text:span text:style-name="T17">Listing 52-7.</text:span> Examples of <text:span text:style-name="T23">using</text:span> Declarations with Namespaces</text:p>
      <text:p text:style-name="Code"><text:span text:style-name="T19"><text:s/></text:span>1 #include &lt;iostream&gt;</text:p>
      <text:p text:style-name="Code"><text:span text:style-name="T19"><text:s/></text:span>2</text:p>
      <text:p text:style-name="Code"><text:span text:style-name="T19"><text:s/></text:span>3 void print(int i)</text:p>
      <text:p text:style-name="Code"><text:span text:style-name="T19"><text:s/></text:span>4 {</text:p>
      <text:p text:style-name="Code"><text:span text:style-name="T19"><text:s/></text:span>5 <text:s text:c="2"/>std::cout &lt;&lt; "int: " &lt;&lt; i &lt;&lt; '\n';</text:p>
      <text:p text:style-name="Code"><text:soft-page-break/><text:span text:style-name="T19"><text:s/></text:span>6 }</text:p>
      <text:p text:style-name="Code"><text:span text:style-name="T19"><text:s/></text:span>7</text:p>
      <text:p text:style-name="Code"><text:span text:style-name="T19"><text:s/></text:span>8 namespace labeled</text:p>
      <text:p text:style-name="Code"><text:span text:style-name="T19"><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simple::print;</text:p>
      <text:p text:style-name="Code">31 <text:s text:c="2"/>print(42);</text:p>
      <text:p text:style-name="Code">32 <text:s text:c="2"/>print(3.14159);</text:p>
      <text:p text:style-name="Code">33 }</text:p>
      <text:p text:style-name="Code">34</text:p>
      <text:p text:style-name="Code">35 void test_labeled()</text:p>
      <text:p text:style-name="Code">36 {</text:p>
      <text:p text:style-name="Code">37 <text:s text:c="2"/>using labeled::print;</text:p>
      <text:p text:style-name="Code">38 <text:s text:c="2"/>print(42);</text:p>
      <text:p text:style-name="Code">39 <text:s text:c="2"/>print(3.14159);</text:p>
      <text:p text:style-name="Code">40 }</text:p>
      <text:p text:style-name="Code">41</text:p>
      <text:p text:style-name="Code">42 int main()</text:p>
      <text:p text:style-name="Code">43 {</text:p>
      <text:p text:style-name="Code">44 <text:s text:c="2"/>test_simple();</text:p>
      <text:p text:style-name="Code">45 <text:s text:c="2"/>test_labeled();</text:p>
      <text:p text:style-name="Code">46 }</text:p>
      <text:p text:style-name="P6">Predict the program’s output.</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2">This time, the compiler can find </text:span>
    <text:span text:style-name="Code_20_Inline">
     <text:span text:style-name="T2">simple::print(int)</text:span>
    </text:span>
    <text:span text:style-name="T2"> because the </text:span>
    <text:span text:style-name="Code_20_Inline">
     <text:span text:style-name="T14">using</text:span>
    </text:span>
    <text:span text:style-name="T2"> declaration injects names into the local scope. Thus, the local names do not conflict with the global </text:span>
    <text:span text:style-name="Code_20_Inline">
     <text:span text:style-name="T2">print(int)</text:span>
    </text:span>
    <text:span text:style-name="T2"> function. On the other hand, the compiler does not call </text:span>
    <text:span text:style-name="Code_20_Inline">
     <text:span text:style-name="T2">::print(int)</text:span>
    </text:span>
    <text:span text:style-name="T2"> for line 38. Instead, it calls </text:span>
    <text:span text:style-name="Code_20_Inline">
     <text:span text:style-name="T2">labeled::print(double)</text:span>
    </text:span>
    <text:span text:style-name="T2">, converting </text:span>
    <text:span text:style-name="Code_20_Inline">
     <text:span text:style-name="T2">42</text:span>
    </text:span>
    <text:span text:style-name="T2"> to </text:span>
    <text:span text:style-name="Code_20_Inline">
     <text:span text:style-name="T2">42.0</text:span>
    </text:span>
    <text:span text:style-name="T2">.</text:span>
   </text:p>
      <text:p text:style-name="P6">Are you puzzled by the compiler’s behavior? Let me explain. When the compiler tries to resolve an overloaded function or operator name, it looks for the first scope that declares a matching name. It then collects all overloaded names from that scope, and only from that scope. Finally, it resolves the name by choosing the best match (or reporting an error if it cannot find exactly one good match). Once the compiler finds a match, it stops looking in other scopes or outer namespaces.</text:p>
      <text:p text:style-name="Text_20_body">
    <text:span text:style-name="T2">In this case, the compiler sees the call to </text:span>
    <text:span text:style-name="Code_20_Inline">
     <text:span text:style-name="T2">print(42)</text:span>
    </text:span>
    <text:span text:style-name="T2"> and looks for the name </text:span>
    <text:span text:style-name="Code_20_Inline">
     <text:span text:style-name="T2">print</text:span>
    </text:span>
    <text:span text:style-name="T2"> first in the local scope, where it finds a function named </text:span>
    <text:span text:style-name="Code_20_Inline">
     <text:span text:style-name="T2">print</text:span>
    </text:span>
    <text:span text:style-name="T2"> that was imported from the </text:span>
    <text:span text:style-name="Code_20_Inline">
     <text:span text:style-name="T2">labeled</text:span>
    </text:span>
    <text:span text:style-name="T2"> namespace. So it stops looking for namespaces and tries to resolve the name </text:span>
    <text:span text:style-name="Code_20_Inline">
     <text:span text:style-name="T2">print</text:span>
    </text:span>
    <text:span text:style-name="T2">. It finds one function, which takes a </text:span>
    <text:span text:style-name="Code_20_Inline">
     <text:span text:style-name="T2">double</text:span>
    </text:span>
    <text:span text:style-name="T2"> argument. The compiler knows how to convert an </text:span>
    <text:span text:style-name="Code_20_Inline">
     <text:span text:style-name="T2">int</text:span>
    </text:span>
    <text:span text:style-name="T2"> to a </text:span>
    <text:span text:style-name="Code_20_Inline">
     <text:span text:style-name="T2">double</text:span>
    </text:span>
    <text:span text:style-name="T2">, so it deems this function a match and calls it. The compiler never even looks at the global namespace.</text:span>
   </text:p>
      <text:p text:style-name="Text_20_body">
    <text:span text:style-name="Strong_20_Emphasis">
     <text:span text:style-name="T2">How would you instruct the compiler to also consider the global </text:span>
    </text:span>
    <text:span text:style-name="Strong_20_Emphasis">
     <text:span text:style-name="T21">print</text:span>
    </text:span>
    <text:span text:style-name="Strong_20_Emphasis">
     <text:span text:style-name="T2"> function?</text:span>
    </text:span>
   </text:p>
      <text:p text:style-name="Unnumbered_20_List">_____________________________________________________________</text:p>
      <text:p text:style-name="Text_20_body">
    <text:span text:style-name="T2">Add a </text:span>
    <text:span text:style-name="Code_20_Inline">
     <text:span text:style-name="T14">using</text:span>
    </text:span>
    <text:span text:style-name="T2"> declaration for the global </text:span>
    <text:span text:style-name="Code_20_Inline">
     <text:span text:style-name="T2">print</text:span>
    </text:span>
    <text:span text:style-name="T2"> function. Between lines 37 and 38, insert the following:</text:span>
   </text:p>
      <text:p text:style-name="Code">using ::print;</text:p>
      <text:p text:style-name="Text_20_body">
    <text:span text:style-name="T2">When the compiler tries to resolve </text:span>
    <text:span text:style-name="Code_20_Inline">
     <text:span text:style-name="T2">print(int)</text:span>
    </text:span>
    <text:span text:style-name="T2">, it finds </text:span>
    <text:span text:style-name="Code_20_Inline">
     <text:span text:style-name="T2">labeled::print(double)</text:span>
    </text:span>
    <text:span text:style-name="T2"> and </text:span>
    <text:span text:style-name="Code_20_Inline">
     <text:span text:style-name="T2">::print(int)</text:span>
    </text:span>
    <text:span text:style-name="T2">, both imported into the local scope. It then resolves the overload by considering both functions. The </text:span>
    <text:span text:style-name="Code_20_Inline">
     <text:span text:style-name="T2">print(int)</text:span>
    </text:span>
    <text:span text:style-name="T2"> function is the best match for an </text:span>
    <text:span text:style-name="Code_20_Inline">
     <text:span text:style-name="T2">int</text:span>
    </text:span>
    <text:span text:style-name="T2"> argument.</text:span>
   </text:p>
      <text:p text:style-name="Text_20_body">
    <text:span text:style-name="T2">Now add </text:span>
    <text:span text:style-name="Code_20_Inline">
     <text:span text:style-name="T2">using</text:span>
    </text:span>
    <text:span text:style-name="T2"> </text:span>
    <text:span text:style-name="Code_20_Inline">
     <text:span text:style-name="T2">simple::print;</text:span>
    </text:span>
    <text:span text:style-name="T2"> at the same location. </text:span>
    <text:span text:style-name="Strong_20_Emphasis">
     <text:span text:style-name="T20">What do you expect to happen when you compile this example now?</text:span>
    </text:span>
   </text:p>
      <text:p text:style-name="Unnumbered_20_List">_____________________________________________________________</text:p>
      <text:p text:style-name="Text_20_body">
    <text:span text:style-name="T2">Now the compiler has too many choices—and they conflict. A </text:span>
    <text:span text:style-name="Code_20_Inline">
     <text:span text:style-name="T14">using</text:span>
    </text:span>
    <text:span text:style-name="T2"> directive doesn’t cause this kind of conflict because it simply changes the namespaces where the compiler looks for a name. A </text:span>
    <text:span text:style-name="Code_20_Inline">
     <text:span text:style-name="T14">using</text:span>
    </text:span>
    <text:span text:style-name="T2"> declaration, however, adds a declaration to the local scope. If you add too many declarations, those declarations can conflict, and the compiler would complain.</text:span>
   </text:p>
      <text:p text:style-name="Text_20_body">
    <text:span text:style-name="T2">When a </text:span>
    <text:span text:style-name="Code_20_Inline">
     <text:span text:style-name="T14">using</text:span>
    </text:span>
    <text:span text:style-name="T2"> declaration names a template, the template name is brought into the local scope. The compiler keeps track of full and partial specializations of a template. The </text:span>
    <text:span text:style-name="Code_20_Inline">
     <text:span text:style-name="T14">using</text:span>
    </text:span>
    <text:span text:style-name="T2"> declaration affects only whether the compiler finds the template at all. Once it finds the template and decides to instantiate it, the compiler will find the proper specialization. That’s why you can specialize a template that is defined in the standard library—that is, in the </text:span>
    <text:span text:style-name="Code_20_Inline">
     <text:span text:style-name="T2">std</text:span>
    </text:span>
    <text:span text:style-name="T2"> namespace.</text:span>
   </text:p>
      <text:p text:style-name="Text_20_body">
    <text:span text:style-name="T2">A key difference between a </text:span>
    <text:span text:style-name="Code_20_Inline">
     <text:span text:style-name="T14">using</text:span>
    </text:span>
    <text:span text:style-name="T2"> directive and a </text:span>
    <text:span text:style-name="Code_20_Inline">
     <text:span text:style-name="T14">using</text:span>
    </text:span>
    <text:span text:style-name="T2"> declaration is that a </text:span>
    <text:span text:style-name="Code_20_Inline">
     <text:span text:style-name="T14">using</text:span>
    </text:span>
    <text:span text:style-name="T2"> directive does not affect the local scope. A </text:span>
    <text:span text:style-name="Code_20_Inline">
     <text:span text:style-name="T14">using</text:span>
    </text:span>
    <text:span text:style-name="T2"> declaration, however, introduces the unqualified name into the local scope. This means you cannot declare your own name in the same scope. Listing 52-8 illustrates the difference.</text:span>
   </text:p>
      <text:p text:style-name="Code_20_Caption"><text:soft-page-break/><text:span text:style-name="T17">Listing 52-8.</text:span> Comparing a <text:span text:style-name="T23">using</text:span> Directive with a <text:span text:style-name="T23">using</text:span> Declaration</text:p>
      <text:p text:style-name="Code">#include &lt;iostream&gt;</text:p>
      <text:p text:style-name="Code"/>
      <text:p text:style-name="Code">void demonstrate_using_directive()</text:p>
      <text:p text:style-name="Code">{</text:p>
      <text:p text:style-name="Code"><text:span text:style-name="T19"><text:s text:c="3"/></text:span>using namespace std;</text:p>
      <text:p text:style-name="Code"><text:span text:style-name="T19"><text:s text:c="3"/></text:span>typedef int ostream;</text:p>
      <text:p text:style-name="Code"><text:span text:style-name="T19"><text:s text:c="3"/></text:span>ostream x{0};</text:p>
      <text:p text:style-name="Code"><text:span text:style-name="T19"><text:s text:c="3"/></text:span>std::cout &lt;&lt; x &lt;&lt; '\n';</text:p>
      <text:p text:style-name="Code">}</text:p>
      <text:p text:style-name="Code"/>
      <text:p text:style-name="Code">void demonstrate_using_declaration()</text:p>
      <text:p text:style-name="Code">{</text:p>
      <text:p text:style-name="Code"><text:span text:style-name="T19"><text:s text:c="3"/></text:span>using std::ostream;</text:p>
      <text:p text:style-name="Code"><text:span text:style-name="T19"><text:s text:c="3"/></text:span>typedef int ostream;</text:p>
      <text:p text:style-name="Code"><text:span text:style-name="T19"><text:s text:c="3"/></text:span>ostream x{0};</text:p>
      <text:p text:style-name="Code"><text:span text:style-name="T19"><text:s text:c="3"/></text:span>std::cout &lt;&lt; x &lt;&lt; '\n';</text:p>
      <text:p text:style-name="Code">}</text:p>
      <text:p text:style-name="Text_20_body">
    <text:span text:style-name="T2">The local declaration of </text:span>
    <text:span text:style-name="Code_20_Inline">
     <text:span text:style-name="T2">ostream</text:span>
    </text:span>
    <text:span text:style-name="T2"> interferes with the </text:span>
    <text:span text:style-name="Code_20_Inline">
     <text:span text:style-name="T14">using</text:span>
    </text:span>
    <text:span text:style-name="T2"> declaration, but not the </text:span>
    <text:span text:style-name="Code_20_Inline">
     <text:span text:style-name="T14">using</text:span>
    </text:span>
    <text:span text:style-name="T2"> directive. A local scope can have only one object or type with a particular name, and a </text:span>
    <text:span text:style-name="Code_20_Inline">
     <text:span text:style-name="T14">using</text:span>
    </text:span>
    <text:span text:style-name="T2"> declaration adds the name to the local scope, whereas a </text:span>
    <text:span text:style-name="T9">using</text:span>
    <text:span text:style-name="T2"> directive does not.</text:span>
   </text:p>
      <text:h text:style-name="Heading_20_2" text:outline-level="2">The <text:span text:style-name="T22">using</text:span> Declaration in a Class</text:h>
      <text:p text:style-name="Body_20_Text_20_First">A <text:span text:style-name="Code_20_Inline"><text:span text:style-name="T12">using</text:span></text:span> declaration can also import a member of a class. This is different from a namespace <text:span text:style-name="T11">using</text:span> declaration because you can’t just import any old member into any old class, but you can import a name from a base class into a derived class. There are several reasons why you may want to do this. Two immediate reasons are:</text:p>
      <text:list xml:id="list1957696884" text:continue-numbering="true" text:style-name="WW8Num1">
        <text:list-item>
          <text:p text:style-name="P7">The base class declares a function, and the derived class declares a function with the same name, and you want overloading to find both functions. The compiler looks for overloads only in a single class scope. With a <text:span text:style-name="Code_20_Inline"><text:span text:style-name="T12">using</text:span></text:span> declaration to import the base class function into the derived class scope, overloading can find both functions in the derived class scope and so choose the best match.</text:p>
        </text:list-item>
        <text:list-item>
          <text:p text:style-name="P7">When inheriting privately, you can selectively expose members by placing a <text:span text:style-name="Code_20_Inline"><text:span text:style-name="T12">using</text:span></text:span> declaration in a public section of the derived class.</text:p>
        </text:list-item>
      </text:list>
      <text:p text:style-name="Text_20_body">
    <text:span text:style-name="T2">Listing 52-9 illustrates </text:span>
    <text:span text:style-name="Code_20_Inline">
     <text:span text:style-name="T14">using</text:span>
    </text:span>
    <text:span text:style-name="T2"> declarations. You will learn more advantages of </text:span>
    <text:span text:style-name="Code_20_Inline">
     <text:span text:style-name="T14">using</text:span>
    </text:span>
    <text:span text:style-name="T2"> declarations as you learn more advanced C++ techniques.</text:span>
   </text:p>
      <text:p text:style-name="Code_20_Caption"><text:span text:style-name="T17">Listing 52-9.</text:span> Examples of <text:span text:style-name="T23">using</text:span> Declarations with Classes</text:p>
      <text:p text:style-name="Code">#include &lt;iostream&gt;</text:p>
      <text:p text:style-name="Code"/>
      <text:p text:style-name="Code">class base</text:p>
      <text:p text:style-name="Code">{</text:p>
      <text:p text:style-name="Code">public:</text:p>
      <text:p text:style-name="Code"><text:span text:style-name="T19"><text:s text:c="2"/></text:span>void print(int i) { std::cout &lt;&lt; "base: " &lt;&lt; i &lt;&lt; '\n'; }</text:p>
      <text:p text:style-name="Code">};</text:p>
      <text:p text:style-name="Code"/>
      <text:p text:style-name="Code">class derived1 : public base</text:p>
      <text:p text:style-name="Code"><text:soft-page-break/>{</text:p>
      <text:p text:style-name="Code">public:</text:p>
      <text:p text:style-name="Code"><text:span text:style-name="T19"><text:s text:c="2"/></text:span>void print(double d) { std::cout &lt;&lt; "derived: " &lt;&lt; d &lt;&lt; '\n'; }</text:p>
      <text:p text:style-name="Code">};</text:p>
      <text:p text:style-name="Code"/>
      <text:p text:style-name="Code">class derived2 : public base</text:p>
      <text:p text:style-name="Code">{</text:p>
      <text:p text:style-name="Code">public:</text:p>
      <text:p text:style-name="Code"><text:span text:style-name="T19"><text:s text:c="2"/></text:span>using base::print;</text:p>
      <text:p text:style-name="Code"><text:span text:style-name="T19"><text:s text:c="2"/></text:span>void print(double d) { std::cout &lt;&lt; "derived: " &lt;&lt; d &lt;&lt; '\n'; }</text:p>
      <text:p text:style-name="Code">};</text:p>
      <text:p text:style-name="Code"/>
      <text:p text:style-name="Code">int main()</text:p>
      <text:p text:style-name="Code">{</text:p>
      <text:p text:style-name="Code"><text:span text:style-name="T19"><text:s text:c="2"/></text:span>derived1 d1{};</text:p>
      <text:p text:style-name="Code"><text:span text:style-name="T19"><text:s text:c="2"/></text:span>derived2 d2{};</text:p>
      <text:p text:style-name="Code"/>
      <text:p text:style-name="Code"><text:span text:style-name="T19"><text:s text:c="2"/></text:span>d1.print(42);</text:p>
      <text:p text:style-name="Code"><text:span text:style-name="T19"><text:s text:c="2"/></text:span>d2.print(42);</text:p>
      <text:p text:style-name="Code">}</text:p>
      <text:p text:style-name="P6">Predict the output from the program.</text:p>
      <text:p text:style-name="Unnumbered_20_List">_____________________________________________________________</text:p>
      <text:p text:style-name="Unnumbered_20_List">_____________________________________________________________</text:p>
      <text:p text:style-name="Text_20_body">
    <text:span text:style-name="T2">The class </text:span>
    <text:span text:style-name="Code_20_Inline">
     <text:span text:style-name="T2">derived1</text:span>
    </text:span>
    <text:span text:style-name="T2"> has a single member function named </text:span>
    <text:span text:style-name="Code_20_Inline">
     <text:span text:style-name="T2">print</text:span>
    </text:span>
    <text:span text:style-name="T2">. Calling </text:span>
    <text:span text:style-name="Code_20_Inline">
     <text:span text:style-name="T2">d1.print(42)</text:span>
    </text:span>
    <text:span text:style-name="T2"> converts </text:span>
    <text:span text:style-name="Code_20_Inline">
     <text:span text:style-name="T2">42</text:span>
    </text:span>
    <text:span text:style-name="T2"> to </text:span>
    <text:span text:style-name="Code_20_Inline">
     <text:span text:style-name="T2">42.0</text:span>
    </text:span>
    <text:span text:style-name="T2"> and calls that function. Class </text:span>
    <text:span text:style-name="Code_20_Inline">
     <text:span text:style-name="T2">derived2</text:span>
    </text:span>
    <text:span text:style-name="T2"> imports </text:span>
    <text:span text:style-name="Code_20_Inline">
     <text:span text:style-name="T2">print</text:span>
    </text:span>
    <text:span text:style-name="T2"> from the base class. Thus, overloading determines the best match for </text:span>
    <text:span text:style-name="Code_20_Inline">
     <text:span text:style-name="T2">d2.print(42)</text:span>
    </text:span>
    <text:span text:style-name="T2"> and calls </text:span>
    <text:span text:style-name="Code_20_Inline">
     <text:span text:style-name="T2">print</text:span>
    </text:span>
    <text:span text:style-name="T2"> in the base class. The output appears as follows:</text:span>
   </text:p>
      <text:p text:style-name="Results">derived: 42</text:p>
      <text:p text:style-name="Results">base: 42</text:p>
      <text:h text:style-name="Heading_20_1" text:outline-level="1">Unnamed Namespaces</text:h>
      <text:p text:style-name="Body_20_Text_20_First">A name is optional in a namespace definition. The names in an ordinary, named namespace are shared among all files that make up a program, but names in an unnamed namespace are private to the source file that contains the namespace definition.</text:p>
      <text:p text:style-name="Code">namespace {</text:p>
      <text:p text:style-name="Code"><text:span text:style-name="T19"><text:s text:c="2"/></text:span>// Version control ID string is different in every file.</text:p>
      <text:p text:style-name="Code"><text:span text:style-name="T19"><text:s text:c="2"/></text:span>const std::string id("$Id$");</text:p>
      <text:p text:style-name="Code">}</text:p>
      <text:p text:style-name="Text_20_body">
    <text:span text:style-name="T2">When you want to keep various helper functions and other implementation details private, define them in an unnamed namespace (sometimes called an </text:span>
    <text:span text:style-name="Emphasis">
     <text:span text:style-name="T9">anonymous</text:span>
    </text:span>
    <text:span text:style-name="T2"> namespace)</text:span>
    <text:span text:style-name="T10">. </text:span>
    <text:span text:style-name="T2">This ensures that their names will not collide with the same names in any other source files. (Note to C programmers: use </text:span>
    <text:soft-page-break/>
    <text:span text:style-name="T2">anonymous namespaces instead of global </text:span>
    <text:span text:style-name="Code_20_Inline">
     <text:span text:style-name="T2">static</text:span>
    </text:span>
    <text:span text:style-name="T2"> functions and objects.) Restrict your use of the anonymous namespace to source files, not headers. If a header file contains an unnamed namespace, every source file that includes the header is furnished with its own private copy of everything defined in that namespace. Sometimes, you want everyone to have a separate, anonymous copy, but usually not.</text:span>
   </text:p>
      <text:p text:style-name="P6">The only tricky aspect of the unnamed namespace is that you cannot qualify names to refer to names that you defined in the anonymous namespace. You must rely on ordinary name lookup for unqualified names. The next section discusses name lookup issues in greater depth.</text:p>
      <text:h text:style-name="Heading_20_1" text:outline-level="1">Name Lookup</text:h>
      <text:p text:style-name="Body_20_Text_20_First">In the absence of namespaces, looking up a function or operator name is simple. The compiler looks first in the local block then in outer blocks, and inner namespace before outer namespace, until finally, the compiler searches global declarations. It stops searching in the first block that contains a matching declaration. If the compiler is looking for a function or operator, the name may be overloaded, so the compiler considers all the matching names that are declared in the same scope, regardless of parameters.</text:p>
      <text:p text:style-name="P6">Looking up a member function is slightly different. When the compiler looks up an unqualified name in a class context, it starts by searching in the local block and enclosing blocks, as described earlier. The search continues by considering members of the class, then its base class, and so on for all ancestor classes. Again, when looking up an overloaded name, the compiler considers all the matching names that it finds in the same scope—that is, the same class or block.</text:p>
      <text:p text:style-name="Text_20_body">
    <text:span text:style-name="T2">Namespaces complicate the name lookup rules. Suppose you want to use the </text:span>
    <text:span text:style-name="Code_20_Inline">
     <text:span text:style-name="T2">rational</text:span>
    </text:span>
    <text:span text:style-name="T2"> type, which is defined in the </text:span>
    <text:span text:style-name="Code_20_Inline">
     <text:span text:style-name="T2">exploring_cpp::numeric</text:span>
    </text:span>
    <text:span text:style-name="T2"> namespace. You know how to use a qualified name for the type, but what about, for instance, addition or the I/O operators, such as those in the following:</text:span>
   </text:p>
      <text:p text:style-name="Code">exploring_cpp::numeric::rational&lt;int&gt; r;</text:p>
      <text:p text:style-name="Code">std::cout &lt;&lt; r + 1 &lt;&lt; '\n';</text:p>
      <text:p text:style-name="Text_20_body">
    <text:span text:style-name="T2">The full name of the addition operator is </text:span>
    <text:span text:style-name="Code_20_Inline">
     <text:span text:style-name="T2">exploring_cpp::numeric::operator+</text:span>
    </text:span>
    <text:span text:style-name="T2">. But normally, you use the addition operator without specifying the namespace. Therefore, the compiler needs some help to determine which namespace contains the operator declaration. The trick is that the compiler checks the types of the operands and looks for the overloaded operator in the namespaces that contain those types. This is known as argument-dependent lookup (ADL). It is also called Koenig Lookup, after Andrew Koenig, who first described ADL.</text:span>
   </text:p>
      <text:p text:style-name="P6">The compiler collects several sets of scopes to search. It first determines which scopes to search using the ordinary lookup rules, described at the beginning of this section. For each function argument or operator operand, the compiler also collects a set of namespaces based on the argument types. If a type is a class type, the compiler selects the namespace that contains the class declaration and the namespaces that contain all of its ancestor classes. If the type is a specialization of a class template, the compiler selects the namespace that contains the primary template and the namespaces of all the template arguments. The compiler forms the union of all these scopes, and then searches them for the function or operator. As you can see, the goal of ADL is to be inclusive. The compiler tries hard to discover which scope declares the operator or function name.</text:p>
      <text:p text:style-name="P6">To better understand the importance of ADL, take a look at Listing 52-10.</text:p>
      <text:p text:style-name="Code_20_Caption"><text:soft-page-break/><text:span text:style-name="T17">Listing 52-10.</text:span> Reading and Writing Tokens</text:p>
      <text:p text:style-name="Code">#include &lt;algorithm&gt;</text:p>
      <text:p text:style-name="Code">#include &lt;iostream&gt;</text:p>
      <text:p text:style-name="Code">#include &lt;iterator&gt;</text:p>
      <text:p text:style-name="Code">#include &lt;string&gt;</text:p>
      <text:p text:style-name="Code">#include &lt;vector&gt;</text:p>
      <text:p text:style-name="Code"/>
      <text:p text:style-name="Code">namespace parser</text:p>
      <text:p text:style-name="Code">{</text:p>
      <text:p text:style-name="Code"><text:span text:style-name="T19"><text:s text:c="2"/></text:span>class token</text:p>
      <text:p text:style-name="Code"><text:span text:style-name="T19"><text:s text:c="2"/></text:span>{</text:p>
      <text:p text:style-name="Code"><text:span text:style-name="T19"><text:s text:c="2"/></text:span>public:</text:p>
      <text:p text:style-name="Code"><text:span text:style-name="T19"><text:s text:c="4"/></text:span>token() : text_{} {}</text:p>
      <text:p text:style-name="Code"><text:span text:style-name="T19"><text:s text:c="4"/></text:span>token(std::string&amp; s) : text_{s} {}</text:p>
      <text:p text:style-name="Code"><text:span text:style-name="T19"><text:s text:c="4"/></text:span>token&amp; operator=(std::string const&amp; s) { text_ = s; return *this; }</text:p>
      <text:p text:style-name="Code"><text:span text:style-name="T19"><text:s text:c="4"/></text:span>std::string text() const { return text_; }</text:p>
      <text:p text:style-name="Code"><text:span text:style-name="T19"><text:s text:c="2"/></text:span>private:</text:p>
      <text:p text:style-name="Code"><text:span text:style-name="T19"><text:s text:c="4"/></text:span>std::string text_;</text:p>
      <text:p text:style-name="Code"><text:span text:style-name="T19"><text:s text:c="2"/></text:span>};</text:p>
      <text:p text:style-name="Code">}</text:p>
      <text:p text:style-name="Code"/>
      <text:p text:style-name="Code">std::istream&amp; operator&gt;&gt;(std::istream&amp; in, parser::token&amp; tok)</text:p>
      <text:p text:style-name="Code">{</text:p>
      <text:p text:style-name="Code"><text:span text:style-name="T19"><text:s text:c="2"/></text:span>std::string str{};</text:p>
      <text:p text:style-name="Code"><text:span text:style-name="T19"><text:s text:c="2"/></text:span>if (in &gt;&gt; str)</text:p>
      <text:p text:style-name="Code"><text:span text:style-name="T19"><text:s text:c="4"/></text:span>tok = str;</text:p>
      <text:p text:style-name="Code"><text:span text:style-name="T19"><text:s text:c="2"/></text:span>return in;</text:p>
      <text:p text:style-name="Code">}</text:p>
      <text:p text:style-name="Code"/>
      <text:p text:style-name="Code">std::ostream&amp; operator&lt;&lt;(std::ostream&amp; out, parser::token const&amp; tok)</text:p>
      <text:p text:style-name="Code">{</text:p>
      <text:p text:style-name="Code"><text:span text:style-name="T19"><text:s text:c="2"/></text:span>out &lt;&lt; tok.text();</text:p>
      <text:p text:style-name="Code"><text:span text:style-name="T19"><text:s text:c="2"/></text:span>return out;</text:p>
      <text:p text:style-name="Code">}</text:p>
      <text:p text:style-name="Code"/>
      <text:p text:style-name="Code">int main()</text:p>
      <text:p text:style-name="Code">{</text:p>
      <text:p text:style-name="Code"><text:span text:style-name="T19"><text:s text:c="2"/></text:span>using namespace parser;</text:p>
      <text:p text:style-name="Code"><text:span text:style-name="T19"><text:s text:c="2"/></text:span>using namespace std;</text:p>
      <text:p text:style-name="Code"/>
      <text:p text:style-name="Code"><text:span text:style-name="T19"><text:s text:c="2"/></text:span>vector&lt;token&gt; tokens{};</text:p>
      <text:p text:style-name="Code"><text:span text:style-name="T19"><text:s text:c="2"/></text:span>copy(istream_iterator&lt;token&gt;(std::cin), istream_iterator&lt;token&gt;(),</text:p>
      <text:p text:style-name="Code"><text:span text:style-name="T19"><text:s text:c="7"/></text:span>back_inserter(tokens));</text:p>
      <text:p text:style-name="Code"><text:span text:style-name="T19"><text:s text:c="2"/></text:span>copy(tokens.begin(), tokens.end(), ostream_iterator&lt;token&gt;(cout, "\n"));</text:p>
      <text:p text:style-name="Code">}</text:p>
      <text:p text:style-name="P6">What will happen when you compile the program?</text:p>
      <text:p text:style-name="Unnumbered_20_List">_____________________________________________________________</text:p>
      <text:p text:style-name="Unnumbered_20_List">_____________________________________________________________</text:p>
      <text:p text:style-name="Text_20_body">
    <text:span text:style-name="T2">Some compilers, trying to be helpful, fill your console with messages. The core of the problem is that </text:span>
    <text:span text:style-name="Code_20_Inline">
     <text:span text:style-name="T2">istream_iterator</text:span>
    </text:span>
    <text:span text:style-name="T2"> and </text:span>
    <text:span text:style-name="Code_20_Inline">
     <text:span text:style-name="T2">ostream_iterator</text:span>
    </text:span>
    <text:span text:style-name="T2"> invoke the standard input (</text:span>
    <text:span text:style-name="Code_20_Inline">
     <text:span text:style-name="T2">&gt;&gt;</text:span>
    </text:span>
    <text:span text:style-name="T2">) and output (</text:span>
    <text:span text:style-name="Code_20_Inline">
     <text:span text:style-name="T2">&lt;&lt;</text:span>
    </text:span>
    <text:span text:style-name="T2">) operators. </text:span>
    <text:soft-page-break/>
    <text:span text:style-name="T2">In the case of Listing 52-10, the compiler locates the operators through ordinary lookup as member functions of the </text:span>
    <text:span text:style-name="Code_20_Inline">
     <text:span text:style-name="T2">istream</text:span>
    </text:span>
    <text:span text:style-name="T2"> and </text:span>
    <text:span text:style-name="Code_20_Inline">
     <text:span text:style-name="T2">ostream</text:span>
    </text:span>
    <text:span text:style-name="T2"> classes. The standard library declares these member function operators for the built-in types, so the compiler cannot find a match for an argument of type </text:span>
    <text:span text:style-name="Code_20_Inline">
     <text:span text:style-name="T2">parser::token</text:span>
    </text:span>
    <text:span text:style-name="T2">. Because the compiler finds a match in a class scope, it never gets around to searching the global scope, so it never finds the custom I/O operators.</text:span>
   </text:p>
      <text:p text:style-name="Text_20_body">
    <text:span text:style-name="T2">The compiler applies ADL and searches the </text:span>
    <text:span text:style-name="Code_20_Inline">
     <text:span text:style-name="T2">parser</text:span>
    </text:span>
    <text:span text:style-name="T2"> namespace because the second operand to </text:span>
    <text:span text:style-name="Code_20_Inline">
     <text:span text:style-name="T2">&lt;&lt;</text:span>
    </text:span>
    <text:span text:style-name="T2"> and </text:span>
    <text:span text:style-name="Code_20_Inline">
     <text:span text:style-name="T2">&gt;&gt;</text:span>
    </text:span>
    <text:span text:style-name="T2"> has type </text:span>
    <text:span text:style-name="Code_20_Inline">
     <text:span text:style-name="T2">parser::token</text:span>
    </text:span>
    <text:span text:style-name="T2">. It searches the </text:span>
    <text:span text:style-name="Code_20_Inline">
     <text:span text:style-name="T2">std</text:span>
    </text:span>
    <text:span text:style-name="T2"> namespace because the first operand has type </text:span>
    <text:span text:style-name="Code_20_Inline">
     <text:span text:style-name="T2">std::istream</text:span>
    </text:span>
    <text:span text:style-name="T2"> or </text:span>
    <text:span text:style-name="Code_20_Inline">
     <text:span text:style-name="T2">std::ostream</text:span>
    </text:span>
    <text:span text:style-name="T2">. It cannot find a match for the I/O operators in these namespaces because the operators are in the global scope.</text:span>
   </text:p>
      <text:p text:style-name="Text_20_body">
    <text:span text:style-name="T2">Now you see why it’s vital that you declare all associated operators in the same name-space as the main type. If you don’t, the compiler cannot find them. </text:span>
    <text:span text:style-name="Strong_20_Emphasis">
     <text:span text:style-name="T20">Move the I/O operators into the </text:span>
    </text:span>
    <text:span text:style-name="Strong_20_Emphasis">
     <text:span text:style-name="T21">parser</text:span>
    </text:span>
    <text:span text:style-name="Strong_20_Emphasis">
     <text:span text:style-name="T20"> namespace and see that the program now works.</text:span>
    </text:span>
    <text:span text:style-name="T2"> Compare your program with Listing 52-11.</text:span>
   </text:p>
      <text:p text:style-name="Code_20_Caption"><text:span text:style-name="T17">Listing 52-11.</text:span> Move the I/O Operators into the <text:span text:style-name="Code_20_Inline"><text:span text:style-name="T18">parser</text:span></text:span> Namespace</text:p>
      <text:p text:style-name="Code">#include &lt;algorithm&gt;</text:p>
      <text:p text:style-name="Code">#include &lt;iostream&gt;</text:p>
      <text:p text:style-name="Code">#include &lt;iterator&gt;</text:p>
      <text:p text:style-name="Code">#include &lt;string&gt;</text:p>
      <text:p text:style-name="Code">#include &lt;vector&gt;</text:p>
      <text:p text:style-name="Code"/>
      <text:p text:style-name="Code">namespace parser</text:p>
      <text:p text:style-name="Code">{</text:p>
      <text:p text:style-name="Code"><text:span text:style-name="T19"><text:s text:c="2"/></text:span>class token</text:p>
      <text:p text:style-name="Code"><text:span text:style-name="T19"><text:s text:c="2"/></text:span>{</text:p>
      <text:p text:style-name="Code"><text:span text:style-name="T19"><text:s text:c="2"/></text:span>public:</text:p>
      <text:p text:style-name="Code"><text:span text:style-name="T19"><text:s text:c="4"/></text:span>token() : text_{} {}</text:p>
      <text:p text:style-name="Code"><text:span text:style-name="T19"><text:s text:c="4"/></text:span>token(std::string&amp; s) : text_{s} {}</text:p>
      <text:p text:style-name="Code"><text:span text:style-name="T19"><text:s text:c="4"/></text:span>token&amp; operator=(std::string const&amp; s) { text_ = s; return *this; }</text:p>
      <text:p text:style-name="Code"><text:span text:style-name="T19"><text:s text:c="4"/></text:span>std::string text() const { return text_; }</text:p>
      <text:p text:style-name="Code"><text:span text:style-name="T19"><text:s text:c="2"/></text:span>private:</text:p>
      <text:p text:style-name="Code"><text:span text:style-name="T19"><text:s text:c="4"/></text:span>std::string text_;</text:p>
      <text:p text:style-name="Code"><text:span text:style-name="T19"><text:s text:c="2"/></text:span>};</text:p>
      <text:p text:style-name="Code"/>
      <text:p text:style-name="Code"><text:span text:style-name="T19"><text:s text:c="2"/></text:span>std::istream&amp; operator&gt;&gt;(std::istream&amp; in, parser::token&amp; tok)</text:p>
      <text:p text:style-name="Code"><text:span text:style-name="T19"><text:s text:c="2"/></text:span>{</text:p>
      <text:p text:style-name="Code"><text:span text:style-name="T19"><text:s text:c="4"/></text:span>std::string str{};</text:p>
      <text:p text:style-name="Code"><text:span text:style-name="T19"><text:s text:c="4"/></text:span>if (in &gt;&gt; str)</text:p>
      <text:p text:style-name="Code"><text:span text:style-name="T19"><text:s text:c="6"/></text:span>tok = str;</text:p>
      <text:p text:style-name="Code"><text:span text:style-name="T19"><text:s text:c="4"/></text:span>return in;</text:p>
      <text:p text:style-name="Code"><text:span text:style-name="T19"><text:s text:c="2"/></text:span>}</text:p>
      <text:p text:style-name="Code"/>
      <text:p text:style-name="Code"><text:span text:style-name="T19"><text:s text:c="2"/></text:span>std::ostream&amp; operator&lt;&lt;(std::ostream&amp; out, parser::token const&amp; tok)</text:p>
      <text:p text:style-name="Code"><text:span text:style-name="T19"><text:s text:c="2"/></text:span>{</text:p>
      <text:p text:style-name="Code"><text:span text:style-name="T19"><text:s text:c="4"/></text:span>out &lt;&lt; tok.text();</text:p>
      <text:p text:style-name="Code"><text:span text:style-name="T19"><text:s text:c="4"/></text:span>return out;</text:p>
      <text:p text:style-name="Code"><text:span text:style-name="T19"><text:s text:c="2"/></text:span>}</text:p>
      <text:p text:style-name="Code">}</text:p>
      <text:p text:style-name="Code"/>
      <text:p text:style-name="Code">int main()</text:p>
      <text:p text:style-name="Code">{</text:p>
      <text:p text:style-name="Code"><text:span text:style-name="T19"><text:s text:c="2"/></text:span>using namespace parser;</text:p>
      <text:p text:style-name="Code"><text:span text:style-name="T19"><text:s text:c="2"/></text:span>using namespace std;</text:p>
      <text:p text:style-name="Code">
    <text:soft-page-break/>
   </text:p>
      <text:p text:style-name="Code"><text:span text:style-name="T19"><text:s text:c="2"/></text:span>vector&lt;token&gt; tokens{};</text:p>
      <text:p text:style-name="Code"><text:span text:style-name="T19"><text:s text:c="2"/></text:span>copy(istream_iterator&lt;token&gt;(std::cin), istream_iterator&lt;token&gt;(),</text:p>
      <text:p text:style-name="Code"><text:span text:style-name="T19"><text:s text:c="7"/></text:span>back_inserter(tokens));</text:p>
      <text:p text:style-name="Code"><text:span text:style-name="T19"><text:s text:c="2"/></text:span>copy(tokens.begin(), tokens.end(), ostream_iterator&lt;token&gt;(cout, "\n"));</text:p>
      <text:p text:style-name="Code">}</text:p>
      <text:p text:style-name="Text_20_body">
    <text:span text:style-name="T2">To see how the compiler extends its ADL search, </text:span>
    <text:span text:style-name="Strong_20_Emphasis">
     <text:span text:style-name="T20">modify the program to change the container from a </text:span>
    </text:span>
    <text:span text:style-name="Strong_20_Emphasis">
     <text:span text:style-name="T21">vector</text:span>
    </text:span>
    <text:span text:style-name="Strong_20_Emphasis">
     <text:span text:style-name="T20"> to a </text:span>
    </text:span>
    <text:span text:style-name="Strong_20_Emphasis">
     <text:span text:style-name="T21">map</text:span>
    </text:span>
    <text:span text:style-name="Strong_20_Emphasis">
     <text:span text:style-name="T20">, and count the number of occurrences of each token</text:span>
    </text:span>
    <text:span text:style-name="T2"> (remember from Exploration 22?). Because a </text:span>
    <text:span text:style-name="Code_20_Inline">
     <text:span text:style-name="T2">map</text:span>
    </text:span>
    <text:span text:style-name="T2"> stores </text:span>
    <text:span text:style-name="Code_20_Inline">
     <text:span text:style-name="T2">pair</text:span>
    </text:span>
    <text:span text:style-name="T2"> objects, write an output operator that prints pairs of tokens and counts. This means </text:span>
    <text:span text:style-name="Code_20_Inline">
     <text:span text:style-name="T2">ostream_iterator</text:span>
    </text:span>
    <text:span text:style-name="T2"> calls the </text:span>
    <text:span text:style-name="Code_20_Inline">
     <text:span text:style-name="T2">&lt;&lt;</text:span>
    </text:span>
    <text:span text:style-name="T2"> operator with two arguments from namespace </text:span>
    <text:span text:style-name="Code_20_Inline">
     <text:span text:style-name="T2">std</text:span>
    </text:span>
    <text:span text:style-name="T2">. Nonetheless, the compiler finds your operator (in the </text:span>
    <text:span text:style-name="Code_20_Inline">
     <text:span text:style-name="T2">parser</text:span>
    </text:span>
    <text:span text:style-name="T2"> namespace) because the template argument to </text:span>
    <text:span text:style-name="Code_20_Inline">
     <text:span text:style-name="T2">std::pair</text:span>
    </text:span>
    <text:span text:style-name="T2"> is in </text:span>
    <text:span text:style-name="Code_20_Inline">
     <text:span text:style-name="T2">parser</text:span>
    </text:span>
    <text:span text:style-name="T2">. Your program may end up looking something like Listing 52-12.</text:span>
   </text:p>
      <text:p text:style-name="Code_20_Caption"><text:span text:style-name="T17">Listing 52-12.</text:span> Counting Occurrences of Tokens</text:p>
      <text:p text:style-name="Code">#include &lt;algorithm&gt;</text:p>
      <text:p text:style-name="Code">#include &lt;iostream&gt;</text:p>
      <text:p text:style-name="Code">#include &lt;iterator&gt;</text:p>
      <text:p text:style-name="Code">#include &lt;map&gt;</text:p>
      <text:p text:style-name="Code">#include &lt;string&gt;</text:p>
      <text:p text:style-name="Code"/>
      <text:p text:style-name="Code">namespace parser</text:p>
      <text:p text:style-name="Code">{</text:p>
      <text:p text:style-name="Code"><text:span text:style-name="T19"><text:s text:c="2"/></text:span>class token</text:p>
      <text:p text:style-name="Code"><text:span text:style-name="T19"><text:s text:c="2"/></text:span>{</text:p>
      <text:p text:style-name="Code"><text:span text:style-name="T19"><text:s text:c="2"/></text:span>public:</text:p>
      <text:p text:style-name="Code"><text:span text:style-name="T19"><text:s text:c="4"/></text:span>token() : text_{} {}</text:p>
      <text:p text:style-name="Code"><text:span text:style-name="T19"><text:s text:c="4"/></text:span>token(std::string&amp; s) : text_{s} {}</text:p>
      <text:p text:style-name="Code"><text:span text:style-name="T19"><text:s text:c="4"/></text:span>token&amp; operator=(std::string const&amp; s) { text_ = s; return *this; }</text:p>
      <text:p text:style-name="Code"><text:span text:style-name="T19"><text:s text:c="4"/></text:span>std::string text() const { return text_; }</text:p>
      <text:p text:style-name="Code"><text:span text:style-name="T19"><text:s text:c="2"/></text:span>private:</text:p>
      <text:p text:style-name="Code"><text:span text:style-name="T19"><text:s text:c="4"/></text:span>std::string text_;</text:p>
      <text:p text:style-name="Code"><text:span text:style-name="T19"><text:s text:c="2"/></text:span>};</text:p>
      <text:p text:style-name="Code"/>
      <text:p text:style-name="Code"><text:span text:style-name="T19"><text:s text:c="2"/></text:span>// To store tokens in a map.</text:p>
      <text:p text:style-name="Code"><text:span text:style-name="T19"><text:s text:c="2"/></text:span>bool operator&lt;(token const&amp; a, token const&amp; b)</text:p>
      <text:p text:style-name="Code"><text:span text:style-name="T19"><text:s text:c="2"/></text:span>{</text:p>
      <text:p text:style-name="Code"><text:span text:style-name="T19"><text:s text:c="4"/></text:span>return a.text() &lt; b.text();</text:p>
      <text:p text:style-name="Code"><text:span text:style-name="T19"><text:s text:c="2"/></text:span>}</text:p>
      <text:p text:style-name="Code"/>
      <text:p text:style-name="Code"><text:span text:style-name="T19"><text:s text:c="2"/></text:span>std::istream&amp; operator&gt;&gt;(std::istream&amp; in, parser::token&amp; tok)</text:p>
      <text:p text:style-name="Code"><text:span text:style-name="T19"><text:s text:c="2"/></text:span>{</text:p>
      <text:p text:style-name="Code"><text:span text:style-name="T19"><text:s text:c="4"/></text:span>std::string str{};</text:p>
      <text:p text:style-name="Code"><text:span text:style-name="T19"><text:s text:c="4"/></text:span>if (in &gt;&gt; str)</text:p>
      <text:p text:style-name="Code"><text:span text:style-name="T19"><text:s text:c="6"/></text:span>tok = str;</text:p>
      <text:p text:style-name="Code"><text:span text:style-name="T19"><text:s text:c="4"/></text:span>return in;</text:p>
      <text:p text:style-name="Code"><text:span text:style-name="T19"><text:s text:c="2"/></text:span>}</text:p>
      <text:p text:style-name="Code"/>
      <text:p text:style-name="Code"><text:span text:style-name="T19"><text:s text:c="2"/></text:span>std::ostream&amp; operator&lt;&lt;(std::ostream&amp; out, parser::token const&amp; tok)</text:p>
      <text:p text:style-name="Code"><text:span text:style-name="T19"><text:s text:c="2"/></text:span>{</text:p>
      <text:p text:style-name="Code"><text:span text:style-name="T19"><text:s text:c="4"/></text:span>out &lt;&lt; tok.text();</text:p>
      <text:p text:style-name="Code"><text:span text:style-name="T19"><text:s text:c="4"/></text:span>return out;</text:p>
      <text:p text:style-name="Code"><text:span text:style-name="T19"><text:s text:c="2"/></text:span>}</text:p>
      <text:p text:style-name="Code"/>
      <text:p text:style-name="Code"><text:span text:style-name="T19"><text:s text:c="2"/></text:span>std::ostream&amp; operator&lt;&lt;(std::ostream&amp; out,</text:p>
      <text:p text:style-name="Code"><text:soft-page-break/><text:span text:style-name="T19"><text:s text:c="27"/></text:span>std::pair&lt;const token, long&gt; const&amp; count)</text:p>
      <text:p text:style-name="Code"><text:span text:style-name="T19"><text:s text:c="2"/></text:span>{</text:p>
      <text:p text:style-name="Code"><text:span text:style-name="T19"><text:s text:c="4"/></text:span>out &lt;&lt; count.first.text() &lt;&lt; '\t' &lt;&lt; count.second &lt;&lt; '\n';</text:p>
      <text:p text:style-name="Code"><text:span text:style-name="T19"><text:s text:c="4"/></text:span>return out;</text:p>
      <text:p text:style-name="Code"><text:span text:style-name="T19"><text:s text:c="2"/></text:span>}</text:p>
      <text:p text:style-name="Code">}</text:p>
      <text:p text:style-name="Code"/>
      <text:p text:style-name="Code">int main()</text:p>
      <text:p text:style-name="Code">{</text:p>
      <text:p text:style-name="Code"><text:span text:style-name="T19"><text:s text:c="2"/></text:span>using namespace parser;</text:p>
      <text:p text:style-name="Code"><text:span text:style-name="T19"><text:s text:c="2"/></text:span>using namespace std;</text:p>
      <text:p text:style-name="Code"/>
      <text:p text:style-name="Code"><text:span text:style-name="T19"><text:s text:c="2"/></text:span>map&lt;token, long&gt; tokens{};</text:p>
      <text:p text:style-name="Code"><text:span text:style-name="T19"><text:s text:c="2"/></text:span>token tok{};</text:p>
      <text:p text:style-name="Code"><text:span text:style-name="T19"><text:s text:c="2"/></text:span>while (std::cin &gt;&gt; tok)</text:p>
      <text:p text:style-name="Code"><text:span text:style-name="T19"><text:s text:c="5"/></text:span>++tokens[tok];</text:p>
      <text:p text:style-name="Code"><text:span text:style-name="T19"><text:s text:c="2"/></text:span>copy(tokens.begin(), tokens.end(),</text:p>
      <text:p text:style-name="Code"><text:span text:style-name="T19"><text:s text:c="7"/></text:span>ostream_iterator&lt;pair&lt;const token, long&gt; &gt;(cout));</text:p>
      <text:p text:style-name="Code">}</text:p>
      <text:p text:style-name="P6">Now that you know about templates and namespaces, it’s time to look at some of their practical uses. The next several Explorations take a closer look at parts of the standard library, beginning with the standard container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2 </text:span>
     <text:span text:style-name="MT2"></text:span>
     <text:span text:style-name="MT3"> Names and Namespaces</text:span>
    </text:p>
      </style:header>
      <style:header-left style:display="false">
        <text:p text:style-name="Header">
     <text:span text:style-name="MT3">CHAPTER 52 </text:span>
     <text:span text:style-name="MT2"></text:span>
     <text:span text:style-name="MT3"> Names and Namespaces</text:span>
    </text:p>
      </style:header-left>
      <style:footer>
        <text:p text:style-name="MP2">
     <text:page-number text:select-page="current">19</text:page-number>
    </text:p>
      </style:footer>
      <style:footer-left style:display="false">
        <text:p text:style-name="Footer">
     <text:page-number text:select-page="current">1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9:33:00</meta:creation-date>
    <dc:creator>Ray Lischner</dc:creator>
    <dc:date>2013-10-27T22:19:22</dc:date>
    <meta:print-date>2009-03-19T10:05:00</meta:print-date>
    <meta:editing-cycles>7</meta:editing-cycles>
    <meta:editing-duration>PT51M18S</meta:editing-duration>
    <meta:generator>LibreOffice/4.0-5$Linux_X86_64 LibreOffice_project/400m0$Build-305</meta:generator>
    <meta:document-statistic meta:table-count="0" meta:image-count="0" meta:object-count="0" meta:page-count="19" meta:paragraph-count="515" meta:word-count="5840" meta:character-count="37362" meta:non-whitespace-character-count="31319"/>
    <meta:user-defined meta:name="Chapter Number">5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